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88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238" table:default-cell-style-name="Default"/>
        <table:table-row table:style-name="ro2">
          <table:table-cell office:value-type="string">
            <text:p>Machine</text:p>
          </table:table-cell>
          <table:table-cell office:value-type="string">
            <text:p>CPU</text:p>
          </table:table-cell>
          <table:table-cell office:value-type="string">
            <text:p>Clock</text:p>
          </table:table-cell>
          <table:table-cell office:value-type="string">
            <text:p>Cache</text:p>
          </table:table-cell>
          <table:table-cell office:value-type="string">
            <text:p>Memory</text:p>
          </table:table-cell>
          <table:table-cell office:value-type="string">
            <text:p>Bogomips</text:p>
          </table:table-cell>
          <table:table-cell table:style-name="Default" office:value-type="string">
            <text:p>Test 1 time(u)</text:p>
          </table:table-cell>
          <table:table-cell table:style-name="Default" office:value-type="string">
            <text:p>Test 1 time(s)</text:p>
          </table:table-cell>
          <table:table-cell office:value-type="string">
            <text:p>Test 1 time(total)</text:p>
          </table:table-cell>
          <table:table-cell table:style-name="Default" office:value-type="string">
            <text:p>Test 2 time(u)</text:p>
          </table:table-cell>
          <table:table-cell table:style-name="Default" office:value-type="string">
            <text:p>Test 2 time(s)</text:p>
          </table:table-cell>
          <table:table-cell office:value-type="string">
            <text:p>Test 2 time(total)</text:p>
          </table:table-cell>
          <table:table-cell table:style-name="Default" office:value-type="string">
            <text:p>Test 3 time(u)</text:p>
          </table:table-cell>
          <table:table-cell table:style-name="Default" office:value-type="string">
            <text:p>Test 3 time(s)</text:p>
          </table:table-cell>
          <table:table-cell office:value-type="string">
            <text:p>Test 3 time(total)</text:p>
          </table:table-cell>
          <table:table-cell table:style-name="Default" office:value-type="string">
            <text:p>Test 4 time (u)</text:p>
          </table:table-cell>
          <table:table-cell office:value-type="string">
            <text:p>Test 4 time (s)</text:p>
          </table:table-cell>
          <table:table-cell office:value-type="string">
            <text:p>Test 4 time (total)</text:p>
          </table:table-cell>
          <table:table-cell office:value-type="string">
            <text:p>Test 5 time (u)</text:p>
          </table:table-cell>
          <table:table-cell office:value-type="string">
            <text:p>Test 5 time (s)</text:p>
          </table:table-cell>
          <table:table-cell office:value-type="string">
            <text:p>Test 5 time (elapsed)</text:p>
          </table:table-cell>
          <table:table-cell office:value-type="string">
            <text:p>Test 6 time (u)</text:p>
          </table:table-cell>
          <table:table-cell office:value-type="string">
            <text:p>Test 6 time (s)</text:p>
          </table:table-cell>
          <table:table-cell office:value-type="string">
            <text:p>Test 6 time (total)</text:p>
          </table:table-cell>
          <table:table-cell office:value-type="string">
            <text:p>Test 7 time (u)</text:p>
          </table:table-cell>
          <table:table-cell office:value-type="string">
            <text:p>Test 7 time (s)</text:p>
          </table:table-cell>
          <table:table-cell office:value-type="string">
            <text:p>Test 7 time (total)</text:p>
          </table:table-cell>
          <table:table-cell office:value-type="string">
            <text:p>Test 8 time (u)</text:p>
          </table:table-cell>
          <table:table-cell office:value-type="string">
            <text:p>Test 8 time (s)</text:p>
          </table:table-cell>
          <table:table-cell office:value-type="string">
            <text:p>Test 8 time (total)</text:p>
          </table:table-cell>
          <table:table-cell table:number-columns-repeated="226"/>
        </table:table-row>
        <table:table-row table:style-name="ro2">
          <table:table-cell table:number-columns-repeated="6"/>
          <table:table-cell table:style-name="Default" office:value-type="string">
            <text:p>GF2 (ztspf)</text:p>
          </table:table-cell>
          <table:table-cell table:style-name="Default"/>
          <table:table-cell/>
          <table:table-cell table:style-name="Default" office:value-type="string">
            <text:p>GF4 (ztspf)</text:p>
          </table:table-cell>
          <table:table-cell table:style-name="Default"/>
          <table:table-cell/>
          <table:table-cell table:style-name="Default" office:value-type="string">
            <text:p>GF3 (zns)</text:p>
          </table:table-cell>
          <table:table-cell table:style-name="Default"/>
          <table:table-cell/>
          <table:table-cell table:style-name="Default" office:value-type="string">
            <text:p>GF2 (tco)</text:p>
          </table:table-cell>
          <table:table-cell table:number-columns-repeated="2"/>
          <table:table-cell office:value-type="string">
            <text:p>Parker 25k</text:p>
          </table:table-cell>
          <table:table-cell table:number-columns-repeated="2"/>
          <table:table-cell office:value-type="string">
            <text:p>Parker 50k</text:p>
          </table:table-cell>
          <table:table-cell table:number-columns-repeated="2"/>
          <table:table-cell office:value-type="string">
            <text:p>Parker 25k (jgt)</text:p>
          </table:table-cell>
          <table:table-cell table:number-columns-repeated="2"/>
          <table:table-cell office:value-type="string">
            <text:p>Parker 50k (jgt)</text:p>
          </table:table-cell>
          <table:table-cell table:number-columns-repeated="228"/>
        </table:table-row>
        <table:table-row table:style-name="ro2">
          <table:table-cell office:value-type="string">
            <text:p>Athlon1400</text:p>
          </table:table-cell>
          <table:table-cell office:value-type="string">
            <text:p>AMD 1400</text:p>
          </table:table-cell>
          <table:table-cell office:value-type="float" office:value="1400">
            <text:p>1400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2792">
            <text:p>279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3">
            <text:p>3</text:p>
          </table:table-cell>
          <table:table-cell table:formula="of:=[.G3]+[.H3]" office:value-type="float" office:value="526">
            <text:p>5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">
            <text:p>1</text:p>
          </table:table-cell>
          <table:table-cell table:formula="of:=[.J3]+[.K3]" office:value-type="float" office:value="39">
            <text:p>3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0">
            <text:p>0</text:p>
          </table:table-cell>
          <table:table-cell table:formula="of:=[.M3]+[.N3]" office:value-type="float" office:value="139">
            <text:p>139</text:p>
          </table:table-cell>
          <table:table-cell table:style-name="Default"/>
          <table:table-cell/>
          <table:table-cell table:formula="of:=[.P3]+[.Q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3]+[.Z3]" office:value-type="float" office:value="0">
            <text:p>0</text:p>
          </table:table-cell>
          <table:table-cell table:number-columns-repeated="2"/>
          <table:table-cell table:formula="of:=[.AB3]+[.AC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thlon1800</text:p>
          </table:table-cell>
          <table:table-cell office:value-type="string">
            <text:p>AMD XP1800+</text:p>
          </table:table-cell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3061">
            <text:p>30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37">
            <text:p>37</text:p>
          </table:table-cell>
          <table:table-cell table:formula="of:=[.G4]+[.H4]" office:value-type="float" office:value="510">
            <text:p>5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">
            <text:p>3</text:p>
          </table:table-cell>
          <table:table-cell table:formula="of:=[.J4]+[.K4]" office:value-type="float" office:value="40">
            <text:p>4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">
            <text:p>3</text:p>
          </table:table-cell>
          <table:table-cell table:formula="of:=[.M4]+[.N4]" office:value-type="float" office:value="92">
            <text:p>92</text:p>
          </table:table-cell>
          <table:table-cell table:style-name="Default"/>
          <table:table-cell/>
          <table:table-cell table:formula="of:=[.P4]+[.Q4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4]+[.Z4]" office:value-type="float" office:value="0">
            <text:p>0</text:p>
          </table:table-cell>
          <table:table-cell table:number-columns-repeated="2"/>
          <table:table-cell table:formula="of:=[.AB4]+[.AC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Polaris</text:p>
          </table:table-cell>
          <table:table-cell office:value-type="string">
            <text:p>P4/1800</text:p>
          </table:table-cell>
          <table:table-cell office:value-type="float" office:value="1979">
            <text:p>1979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45">
            <text:p>394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formula="of:=[.G5]+[.H5]" office:value-type="float" office:value="180">
            <text:p>1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5]+[.K5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5]+[.N5]" office:value-type="float" office:value="37">
            <text:p>37</text:p>
          </table:table-cell>
          <table:table-cell table:style-name="Default"/>
          <table:table-cell/>
          <table:table-cell table:formula="of:=[.P5]+[.Q5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]+[.Z5]" office:value-type="float" office:value="0">
            <text:p>0</text:p>
          </table:table-cell>
          <table:table-cell table:number-columns-repeated="2"/>
          <table:table-cell table:formula="of:=[.AB5]+[.AC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2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DDR</text:p>
          </table:table-cell>
          <table:table-cell office:value-type="float" office:value="3591">
            <text:p>359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43">
            <text:p>43</text:p>
          </table:table-cell>
          <table:table-cell table:formula="of:=[.G6]+[.H6]" office:value-type="float" office:value="346">
            <text:p>346</text:p>
          </table:table-cell>
          <table:table-cell table:number-columns-repeated="2" table:style-name="Default"/>
          <table:table-cell table:formula="of:=[.J6]+[.K6]" office:value-type="float" office:value="0">
            <text:p>0</text:p>
          </table:table-cell>
          <table:table-cell table:number-columns-repeated="2" table:style-name="Default"/>
          <table:table-cell table:formula="of:=[.M6]+[.N6]" office:value-type="float" office:value="0">
            <text:p>0</text:p>
          </table:table-cell>
          <table:table-cell table:style-name="Default"/>
          <table:table-cell/>
          <table:table-cell table:formula="of:=[.P6]+[.Q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6]+[.Z6]" office:value-type="float" office:value="0">
            <text:p>0</text:p>
          </table:table-cell>
          <table:table-cell table:number-columns-repeated="2"/>
          <table:table-cell table:formula="of:=[.AB6]+[.AC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3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578">
            <text:p>3578</text:p>
          </table:table-cell>
          <table:table-cell table:number-columns-repeated="2" table:style-name="Default"/>
          <table:table-cell table:formula="of:=[.G7]+[.H7]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formula="of:=[.J7]+[.K7]" office:value-type="float" office:value="20">
            <text:p>20</text:p>
          </table:table-cell>
          <table:table-cell table:number-columns-repeated="2" table:style-name="Default"/>
          <table:table-cell table:formula="of:=[.M7]+[.N7]" office:value-type="float" office:value="0">
            <text:p>0</text:p>
          </table:table-cell>
          <table:table-cell table:style-name="Default"/>
          <table:table-cell/>
          <table:table-cell table:formula="of:=[.P7]+[.Q7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7]+[.Z7]" office:value-type="float" office:value="0">
            <text:p>0</text:p>
          </table:table-cell>
          <table:table-cell table:number-columns-repeated="2"/>
          <table:table-cell table:formula="of:=[.AB7]+[.AC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4</text:p>
          </table:table-cell>
          <table:table-cell office:value-type="string">
            <text:p>P4/2000</text:p>
          </table:table-cell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8]+[.H8]" office:value-type="float" office:value="0">
            <text:p>0</text:p>
          </table:table-cell>
          <table:table-cell table:number-columns-repeated="2" table:style-name="Default"/>
          <table:table-cell table:formula="of:=[.J8]+[.K8]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formula="of:=[.M8]+[.N8]" office:value-type="float" office:value="42">
            <text:p>42</text:p>
          </table:table-cell>
          <table:table-cell table:style-name="Default"/>
          <table:table-cell/>
          <table:table-cell table:formula="of:=[.P8]+[.Q8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8]+[.Z8]" office:value-type="float" office:value="0">
            <text:p>0</text:p>
          </table:table-cell>
          <table:table-cell table:number-columns-repeated="2"/>
          <table:table-cell table:formula="of:=[.AB8]+[.AC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5</text:p>
          </table:table-cell>
          <table:table-cell office:value-type="string">
            <text:p>P4/2200</text:p>
          </table:table-cell>
          <table:table-cell office:value-type="float" office:value="2200">
            <text:p>22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9]+[.H9]" office:value-type="float" office:value="0">
            <text:p>0</text:p>
          </table:table-cell>
          <table:table-cell table:number-columns-repeated="2" table:style-name="Default"/>
          <table:table-cell table:formula="of:=[.J9]+[.K9]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formula="of:=[.M9]+[.N9]" office:value-type="float" office:value="39">
            <text:p>39</text:p>
          </table:table-cell>
          <table:table-cell table:style-name="Default"/>
          <table:table-cell/>
          <table:table-cell table:formula="of:=[.P9]+[.Q9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9]+[.Z9]" office:value-type="float" office:value="0">
            <text:p>0</text:p>
          </table:table-cell>
          <table:table-cell table:number-columns-repeated="2"/>
          <table:table-cell table:formula="of:=[.AB9]+[.AC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6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">
            <text:p>1</text:p>
          </table:table-cell>
          <table:table-cell table:formula="of:=[.G10]+[.H10]" office:value-type="float" office:value="191">
            <text:p>1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10]+[.K10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10]+[.N10]" office:value-type="float" office:value="37">
            <text:p>37</text:p>
          </table:table-cell>
          <table:table-cell table:style-name="Default"/>
          <table:table-cell/>
          <table:table-cell table:formula="of:=[.P10]+[.Q10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0]+[.Z10]" office:value-type="float" office:value="0">
            <text:p>0</text:p>
          </table:table-cell>
          <table:table-cell table:number-columns-repeated="2"/>
          <table:table-cell table:formula="of:=[.AB10]+[.AC1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7</text:p>
          </table:table-cell>
          <table:table-cell office:value-type="string">
            <text:p>XEON/2000</text:p>
          </table:table-cell>
          <table:table-cell office:value-type="float" office:value="1953">
            <text:p>195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84">
            <text:p>3984</text:p>
          </table:table-cell>
          <table:table-cell table:style-name="Default" office:value-type="string">
            <text:p>Failed</text:p>
          </table:table-cell>
          <table:table-cell table:style-name="Default" office:value-type="string">
            <text:p>to</text:p>
          </table:table-cell>
          <table:table-cell office:value-type="string">
            <text:p>complete</text:p>
          </table:table-cell>
          <table:table-cell table:number-columns-repeated="2" table:style-name="Default"/>
          <table:table-cell table:formula="of:=[.J11]+[.K11]" office:value-type="float" office:value="0">
            <text:p>0</text:p>
          </table:table-cell>
          <table:table-cell table:number-columns-repeated="2" table:style-name="Default"/>
          <table:table-cell table:formula="of:=[.M11]+[.N11]" office:value-type="float" office:value="0">
            <text:p>0</text:p>
          </table:table-cell>
          <table:table-cell table:style-name="Default"/>
          <table:table-cell/>
          <table:table-cell table:formula="of:=[.P11]+[.Q1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1]+[.Z11]" office:value-type="float" office:value="0">
            <text:p>0</text:p>
          </table:table-cell>
          <table:table-cell table:number-columns-repeated="2"/>
          <table:table-cell table:formula="of:=[.AB11]+[.AC1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8</text:p>
          </table:table-cell>
          <table:table-cell office:value-type="string">
            <text:p>P4/2400</text:p>
          </table:table-cell>
          <table:table-cell office:value-type="float" office:value="2393">
            <text:p>239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771">
            <text:p>4771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">
            <text:p>1</text:p>
          </table:table-cell>
          <table:table-cell table:formula="of:=[.G12]+[.H12]" office:value-type="float" office:value="207">
            <text:p>207</text:p>
          </table:table-cell>
          <table:table-cell table:number-columns-repeated="2" table:style-name="Default"/>
          <table:table-cell table:formula="of:=[.J12]+[.K12]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formula="of:=[.M12]+[.N12]" office:value-type="float" office:value="38">
            <text:p>38</text:p>
          </table:table-cell>
          <table:table-cell table:style-name="Default"/>
          <table:table-cell/>
          <table:table-cell table:formula="of:=[.P12]+[.Q12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2]+[.Z12]" office:value-type="float" office:value="0">
            <text:p>0</text:p>
          </table:table-cell>
          <table:table-cell table:number-columns-repeated="2"/>
          <table:table-cell table:formula="of:=[.AB12]+[.AC1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9</text:p>
          </table:table-cell>
          <table:table-cell office:value-type="string">
            <text:p>P4/2533</text:p>
          </table:table-cell>
          <table:table-cell office:value-type="float" office:value="2533">
            <text:p>253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number-columns-repeated="2" table:style-name="Default"/>
          <table:table-cell table:formula="of:=[.G13]+[.H13]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3]+[.K13]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formula="of:=[.M13]+[.N13]" office:value-type="float" office:value="35">
            <text:p>35</text:p>
          </table:table-cell>
          <table:table-cell table:style-name="Default"/>
          <table:table-cell/>
          <table:table-cell table:formula="of:=[.P13]+[.Q1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3]+[.Z13]" office:value-type="float" office:value="0">
            <text:p>0</text:p>
          </table:table-cell>
          <table:table-cell table:number-columns-repeated="2"/>
          <table:table-cell table:formula="of:=[.AB13]+[.AC1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0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28M43S">
            <text:p>02:28:43</text:p>
          </table:table-cell>
          <table:table-cell office:value-type="time" office:time-value="PT00H00M35S">
            <text:p>00:00:35</text:p>
          </table:table-cell>
          <table:table-cell table:formula="of:=[.G14]+[.H14]" office:value-type="time" office:time-value="PT02H29M18S">
            <text:p>02:29:18</text:p>
          </table:table-cell>
          <table:table-cell office:value-type="time" office:time-value="PT00H11M38S">
            <text:p>00:11:38</text:p>
          </table:table-cell>
          <table:table-cell office:value-type="time" office:time-value="PT00H00M08S">
            <text:p>00:00:08</text:p>
          </table:table-cell>
          <table:table-cell table:formula="of:=[.J14]+[.K14]" office:value-type="time" office:time-value="PT00H11M46S">
            <text:p>00:11:46</text:p>
          </table:table-cell>
          <table:table-cell office:value-type="time" office:time-value="PT00H21M20S">
            <text:p>00:21:20</text:p>
          </table:table-cell>
          <table:table-cell office:value-type="time" office:time-value="PT00H00M05S">
            <text:p>00:00:05</text:p>
          </table:table-cell>
          <table:table-cell table:formula="of:=[.M14]+[.N14]" office:value-type="time" office:time-value="PT00H21M25S">
            <text:p>00:21:25</text:p>
          </table:table-cell>
          <table:table-cell office:value-type="time" office:time-value="PT00H45M53S">
            <text:p>00:45:53</text:p>
          </table:table-cell>
          <table:table-cell office:value-type="float" office:value="0">
            <text:p>0</text:p>
          </table:table-cell>
          <table:table-cell table:formula="of:=[.P14]+[.Q14]" office:value-type="time" office:time-value="PT00H45M53S">
            <text:p>00:45:53</text:p>
          </table:table-cell>
          <table:table-cell table:number-columns-repeated="6"/>
          <table:table-cell table:number-columns-repeated="2"/>
          <table:table-cell table:formula="of:=[.Y14]+[.Z14]" office:value-type="float" office:value="0">
            <text:p>0</text:p>
          </table:table-cell>
          <table:table-cell table:number-columns-repeated="2"/>
          <table:table-cell table:formula="of:=[.AB14]+[.AC1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1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DDR 333</text:p>
          </table:table-cell>
          <table:table-cell office:value-type="float" office:value="6121">
            <text:p>612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">
            <text:p>1</text:p>
          </table:table-cell>
          <table:table-cell table:formula="of:=[.G15]+[.H15]" office:value-type="float" office:value="199">
            <text:p>1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5]+[.K15]" office:value-type="float" office:value="16">
            <text:p>16</text:p>
          </table:table-cell>
          <table:table-cell table:number-columns-repeated="2" table:style-name="Default"/>
          <table:table-cell table:formula="of:=[.M15]+[.N15]" office:value-type="float" office:value="0">
            <text:p>0</text:p>
          </table:table-cell>
          <table:table-cell table:style-name="Default"/>
          <table:table-cell/>
          <table:table-cell table:formula="of:=[.P15]+[.Q15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5]+[.Z15]" office:value-type="float" office:value="0">
            <text:p>0</text:p>
          </table:table-cell>
          <table:table-cell table:number-columns-repeated="2"/>
          <table:table-cell table:formula="of:=[.AB15]+[.AC1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2</text:p>
          </table:table-cell>
          <table:table-cell office:value-type="string">
            <text:p>P4/2800</text:p>
          </table:table-cell>
          <table:table-cell office:value-type="float" office:value="2800">
            <text:p>28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5583.66">
            <text:p>5583.66</text:p>
          </table:table-cell>
          <table:table-cell table:number-columns-repeated="2" table:style-name="Default"/>
          <table:table-cell table:formula="of:=[.G16]+[.H16]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formula="of:=[.J16]+[.K16]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formula="of:=[.M16]+[.N16]" office:value-type="float" office:value="23">
            <text:p>23</text:p>
          </table:table-cell>
          <table:table-cell table:style-name="Default"/>
          <table:table-cell/>
          <table:table-cell table:formula="of:=[.P16]+[.Q1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6]+[.Z16]" office:value-type="float" office:value="0">
            <text:p>0</text:p>
          </table:table-cell>
          <table:table-cell table:number-columns-repeated="2"/>
          <table:table-cell table:formula="of:=[.AB16]+[.AC1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3</text:p>
          </table:table-cell>
          <table:table-cell office:value-type="string">
            <text:p>P4/3200</text:p>
          </table:table-cell>
          <table:table-cell office:value-type="float" office:value="3200">
            <text:p>32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379.09">
            <text:p>6379.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0">
            <text:p>0</text:p>
          </table:table-cell>
          <table:table-cell table:formula="of:=[.G17]+[.H17]" office:value-type="float" office:value="113">
            <text:p>1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formula="of:=[.J17]+[.K17]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formula="of:=[.M17]+[.N17]" office:value-type="float" office:value="21">
            <text:p>21</text:p>
          </table:table-cell>
          <table:table-cell table:style-name="Default"/>
          <table:table-cell/>
          <table:table-cell table:formula="of:=[.P17]+[.Q17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7]+[.Z17]" office:value-type="float" office:value="0">
            <text:p>0</text:p>
          </table:table-cell>
          <table:table-cell table:number-columns-repeated="2"/>
          <table:table-cell table:formula="of:=[.AB17]+[.AC1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4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763">
            <text:p>6763</text:p>
          </table:table-cell>
          <table:table-cell office:value-type="time" office:time-value="PT01H46M07S">
            <text:p>01:46:07</text:p>
          </table:table-cell>
          <table:table-cell office:value-type="time" office:time-value="PT00H00M23S">
            <text:p>00:00:23</text:p>
          </table:table-cell>
          <table:table-cell table:style-name="ce2" table:formula="of:=[.G18]+[.H18]" office:value-type="time" office:time-value="PT01H46M30S">
            <text:p>01:46:30</text:p>
          </table:table-cell>
          <table:table-cell office:value-type="time" office:time-value="PT00H09M21S">
            <text:p>00:09:21</text:p>
          </table:table-cell>
          <table:table-cell office:value-type="time" office:time-value="PT00H00M07S">
            <text:p>00:00:07</text:p>
          </table:table-cell>
          <table:table-cell table:style-name="ce1" table:formula="of:=[.J18]+[.K18]" office:value-type="time" office:time-value="PT00H09M28S">
            <text:p>00:09:28</text:p>
          </table:table-cell>
          <table:table-cell office:value-type="time" office:time-value="PT00H16M11S">
            <text:p>00:16:11</text:p>
          </table:table-cell>
          <table:table-cell office:value-type="time" office:time-value="PT00H00M05S">
            <text:p>00:00:05</text:p>
          </table:table-cell>
          <table:table-cell table:formula="of:=[.M18]+[.N18]" office:value-type="time" office:time-value="PT00H16M16S">
            <text:p>00:16:16</text:p>
          </table:table-cell>
          <table:table-cell office:value-type="time" office:time-value="PT00H41M33S">
            <text:p>00:41:33</text:p>
          </table:table-cell>
          <table:table-cell office:value-type="float" office:value="0">
            <text:p>0</text:p>
          </table:table-cell>
          <table:table-cell table:formula="of:=[.P18]+[.Q18]" office:value-type="time" office:time-value="PT00H41M33S">
            <text:p>00:41:33</text:p>
          </table:table-cell>
          <table:table-cell table:number-columns-repeated="6"/>
          <table:table-cell table:number-columns-repeated="2"/>
          <table:table-cell table:formula="of:=[.Y18]+[.Z18]" office:value-type="float" office:value="0">
            <text:p>0</text:p>
          </table:table-cell>
          <table:table-cell table:number-columns-repeated="2"/>
          <table:table-cell table:formula="of:=[.AB18]+[.AC1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P2/400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SDRAM</text:p>
          </table:table-cell>
          <table:table-cell office:value-type="float" office:value="786.43">
            <text:p>786.43</text:p>
          </table:table-cell>
          <table:table-cell table:style-name="ce2" office:value-type="time" office:time-value="PT25H50M58S">
            <text:p>25:50:58</text:p>
          </table:table-cell>
          <table:table-cell office:value-type="time" office:time-value="PT00H18M41S">
            <text:p>00:18:41</text:p>
          </table:table-cell>
          <table:table-cell table:style-name="ce2" table:formula="of:=[.G19]+[.H19]" office:value-type="time" office:time-value="PT26H09M39S">
            <text:p>26:09:39</text:p>
          </table:table-cell>
          <table:table-cell office:value-type="time" office:time-value="PT02H45M00S">
            <text:p>02:45:00</text:p>
          </table:table-cell>
          <table:table-cell office:value-type="time" office:time-value="PT00H02M00S">
            <text:p>00:02:00</text:p>
          </table:table-cell>
          <table:table-cell table:style-name="ce1" table:formula="of:=[.J19]+[.K19]" office:value-type="time" office:time-value="PT02H47M00S">
            <text:p>02:47:00</text:p>
          </table:table-cell>
          <table:table-cell table:style-name="ce2" office:value-type="time" office:time-value="PT04H30M33S">
            <text:p>04:30:33</text:p>
          </table:table-cell>
          <table:table-cell office:value-type="time" office:time-value="PT00H00M55S">
            <text:p>00:00:55</text:p>
          </table:table-cell>
          <table:table-cell table:formula="of:=[.M19]+[.N19]" office:value-type="time" office:time-value="PT04H31M28S">
            <text:p>04:31:28</text:p>
          </table:table-cell>
          <table:table-cell table:style-name="Default"/>
          <table:table-cell/>
          <table:table-cell table:formula="of:=[.P19]+[.Q19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19]+[.Z19]" office:value-type="float" office:value="0">
            <text:p>0</text:p>
          </table:table-cell>
          <table:table-cell table:number-columns-repeated="2"/>
          <table:table-cell table:formula="of:=[.AB19]+[.AC1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urnside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ce2" office:value-type="time" office:time-value="PT02H47M11S">
            <text:p>02:47:11</text:p>
          </table:table-cell>
          <table:table-cell office:value-type="time" office:time-value="PT00H00M34S">
            <text:p>00:00:34</text:p>
          </table:table-cell>
          <table:table-cell table:style-name="ce2" table:formula="of:=[.G20]+[.H20]" office:value-type="time" office:time-value="PT02H47M45S">
            <text:p>02:47:45</text:p>
          </table:table-cell>
          <table:table-cell office:value-type="time" office:time-value="PT00H14M50S">
            <text:p>00:14:50</text:p>
          </table:table-cell>
          <table:table-cell office:value-type="time" office:time-value="PT00H00M09S">
            <text:p>00:00:09</text:p>
          </table:table-cell>
          <table:table-cell table:style-name="ce1" table:formula="of:=[.J20]+[.K20]" office:value-type="time" office:time-value="PT00H14M59S">
            <text:p>00:14:59</text:p>
          </table:table-cell>
          <table:table-cell table:style-name="ce2" office:value-type="time" office:time-value="PT00H25M24S">
            <text:p>00:25:24</text:p>
          </table:table-cell>
          <table:table-cell office:value-type="time" office:time-value="PT00H00M05S">
            <text:p>00:00:05</text:p>
          </table:table-cell>
          <table:table-cell table:formula="of:=[.M20]+[.N20]" office:value-type="time" office:time-value="PT00H25M29S">
            <text:p>00:25:29</text:p>
          </table:table-cell>
          <table:table-cell office:value-type="time" office:time-value="PT00H53M59S">
            <text:p>00:53:59</text:p>
          </table:table-cell>
          <table:table-cell table:style-name="ce1" office:value-type="time" office:time-value="PT00H00M01S">
            <text:p>00:00:01</text:p>
          </table:table-cell>
          <table:table-cell table:formula="of:=[.P20]+[.Q20]" office:value-type="time" office:time-value="PT00H54M00S">
            <text:p>00:54:00</text:p>
          </table:table-cell>
          <table:table-cell table:number-columns-repeated="6"/>
          <table:table-cell table:number-columns-repeated="2"/>
          <table:table-cell table:formula="of:=[.Y20]+[.Z20]" office:value-type="float" office:value="0">
            <text:p>0</text:p>
          </table:table-cell>
          <table:table-cell table:number-columns-repeated="2"/>
          <table:table-cell table:formula="of:=[.AB20]+[.AC2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Athlon 650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DRAM</text:p>
          </table:table-cell>
          <table:table-cell/>
          <table:table-cell table:number-columns-repeated="2" table:style-name="Default"/>
          <table:table-cell table:style-name="ce2" table:formula="of:=[.G21]+[.H21]" office:value-type="time" office:time-value="PT00H00M00S">
            <text:p>00:00:00</text:p>
          </table:table-cell>
          <table:table-cell table:style-name="ce2" office:value-type="time" office:time-value="PT01H01M07S">
            <text:p>01:01:07</text:p>
          </table:table-cell>
          <table:table-cell office:value-type="time" office:time-value="PT00H04M47S">
            <text:p>00:04:47</text:p>
          </table:table-cell>
          <table:table-cell table:style-name="ce1" table:formula="of:=[.J21]+[.K21]" office:value-type="time" office:time-value="PT01H05M54S">
            <text:p>01:05:54</text:p>
          </table:table-cell>
          <table:table-cell table:style-name="ce2" office:value-type="time" office:time-value="PT02H22M10S">
            <text:p>02:22:10</text:p>
          </table:table-cell>
          <table:table-cell office:value-type="time" office:time-value="PT00H01M00S">
            <text:p>00:01:00</text:p>
          </table:table-cell>
          <table:table-cell table:formula="of:=[.M21]+[.N21]" office:value-type="time" office:time-value="PT02H23M10S">
            <text:p>02:23:10</text:p>
          </table:table-cell>
          <table:table-cell table:style-name="Default"/>
          <table:table-cell/>
          <table:table-cell table:formula="of:=[.P21]+[.Q2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21]+[.Z21]" office:value-type="float" office:value="0">
            <text:p>0</text:p>
          </table:table-cell>
          <table:table-cell table:number-columns-repeated="2"/>
          <table:table-cell table:formula="of:=[.AB21]+[.AC2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rauer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533</text:p>
          </table:table-cell>
          <table:table-cell office:value-type="float" office:value="6789.52">
            <text:p>6789.52</text:p>
          </table:table-cell>
          <table:table-cell office:value-type="time" office:time-value="PT01H35M05S">
            <text:p>01:35:05</text:p>
          </table:table-cell>
          <table:table-cell office:value-type="time" office:time-value="PT00H00M27S">
            <text:p>00:00:27</text:p>
          </table:table-cell>
          <table:table-cell table:style-name="ce2" table:formula="of:=[.G22]+[.H22]" office:value-type="time" office:time-value="PT01H35M32S">
            <text:p>01:35:32</text:p>
          </table:table-cell>
          <table:table-cell office:value-type="time" office:time-value="PT00H09M11S">
            <text:p>00:09:11</text:p>
          </table:table-cell>
          <table:table-cell office:value-type="time" office:time-value="PT00H00M06S">
            <text:p>00:00:06</text:p>
          </table:table-cell>
          <table:table-cell table:style-name="ce1" table:formula="of:=[.J22]+[.K22]" office:value-type="time" office:time-value="PT00H09M17S">
            <text:p>00:09:17</text:p>
          </table:table-cell>
          <table:table-cell office:value-type="time" office:time-value="PT00H15M50S">
            <text:p>00:15:50</text:p>
          </table:table-cell>
          <table:table-cell office:value-type="time" office:time-value="PT00H00M07S">
            <text:p>00:00:07</text:p>
          </table:table-cell>
          <table:table-cell table:formula="of:=[.M22]+[.N22]" office:value-type="time" office:time-value="PT00H15M57S">
            <text:p>00:15:57</text:p>
          </table:table-cell>
          <table:table-cell office:value-type="time" office:time-value="PT00H49M26S">
            <text:p>00:49:26</text:p>
          </table:table-cell>
          <table:table-cell table:style-name="ce1" office:value-type="time" office:time-value="PT00H00M03S">
            <text:p>00:00:03</text:p>
          </table:table-cell>
          <table:table-cell table:formula="of:=[.P22]+[.Q22]" office:value-type="time" office:time-value="PT00H49M29S">
            <text:p>00:49:29</text:p>
          </table:table-cell>
          <table:table-cell table:number-columns-repeated="6"/>
          <table:table-cell table:number-columns-repeated="2"/>
          <table:table-cell table:formula="of:=[.Y22]+[.Z22]" office:value-type="float" office:value="0">
            <text:p>0</text:p>
          </table:table-cell>
          <table:table-cell table:number-columns-repeated="2"/>
          <table:table-cell table:formula="of:=[.AB22]+[.AC2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Peter</text:p>
          </table:table-cell>
          <table:table-cell office:value-type="string">
            <text:p>Athlon+cygwin</text:p>
          </table:table-cell>
          <table:table-cell office:value-type="float" office:value="3000">
            <text:p>3000</text:p>
          </table:table-cell>
          <table:table-cell office:value-type="string">
            <text:p>1.25G</text:p>
          </table:table-cell>
          <table:table-cell table:number-columns-repeated="2"/>
          <table:table-cell office:value-type="time" office:time-value="PT02H53M37S">
            <text:p>02:53:37</text:p>
          </table:table-cell>
          <table:table-cell office:value-type="time" office:time-value="PT00H01M03S">
            <text:p>00:01:03</text:p>
          </table:table-cell>
          <table:table-cell table:style-name="ce2" table:formula="of:=[.G23]+[.H23]" office:value-type="time" office:time-value="PT02H54M40S">
            <text:p>02:54:40</text:p>
          </table:table-cell>
          <table:table-cell office:value-type="time" office:time-value="PT00H14M51S">
            <text:p>00:14:51</text:p>
          </table:table-cell>
          <table:table-cell office:value-type="time" office:time-value="PT00H00M15S">
            <text:p>00:00:15</text:p>
          </table:table-cell>
          <table:table-cell table:style-name="ce1" table:formula="of:=[.J23]+[.K23]" office:value-type="time" office:time-value="PT00H15M06S">
            <text:p>00:15:06</text:p>
          </table:table-cell>
          <table:table-cell office:value-type="time" office:time-value="PT00H27M23S">
            <text:p>00:27:23</text:p>
          </table:table-cell>
          <table:table-cell office:value-type="time" office:time-value="PT00H00M11S">
            <text:p>00:00:11</text:p>
          </table:table-cell>
          <table:table-cell table:formula="of:=[.M23]+[.N23]" office:value-type="time" office:time-value="PT00H27M34S">
            <text:p>00:27:34</text:p>
          </table:table-cell>
          <table:table-cell office:value-type="time" office:time-value="PT00H58M03S">
            <text:p>00:58:03</text:p>
          </table:table-cell>
          <table:table-cell office:value-type="float" office:value="0">
            <text:p>0</text:p>
          </table:table-cell>
          <table:table-cell table:formula="of:=[.P23]+[.Q23]" office:value-type="time" office:time-value="PT00H58M03S">
            <text:p>00:58:03</text:p>
          </table:table-cell>
          <table:table-cell table:number-columns-repeated="6"/>
          <table:table-cell table:number-columns-repeated="2"/>
          <table:table-cell table:formula="of:=[.Y23]+[.Z23]" office:value-type="float" office:value="0">
            <text:p>0</text:p>
          </table:table-cell>
          <table:table-cell table:number-columns-repeated="2"/>
          <table:table-cell table:formula="of:=[.AB23]+[.AC2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urnside + icc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office:value-type="time" office:time-value="PT02H46M41S">
            <text:p>02:46:41</text:p>
          </table:table-cell>
          <table:table-cell office:value-type="time" office:time-value="PT00H00M36S">
            <text:p>00:00:36</text:p>
          </table:table-cell>
          <table:table-cell table:style-name="ce2" table:formula="of:=[.G24]+[.H24]" office:value-type="time" office:time-value="PT02H47M17S">
            <text:p>02:47:17</text:p>
          </table:table-cell>
          <table:table-cell office:value-type="time" office:time-value="PT00H14M57S">
            <text:p>00:14:57</text:p>
          </table:table-cell>
          <table:table-cell office:value-type="time" office:time-value="PT00H00M09S">
            <text:p>00:00:09</text:p>
          </table:table-cell>
          <table:table-cell table:style-name="ce1" table:formula="of:=[.J24]+[.K24]" office:value-type="time" office:time-value="PT00H15M06S">
            <text:p>00:15:06</text:p>
          </table:table-cell>
          <table:table-cell office:value-type="time" office:time-value="PT00H24M49S">
            <text:p>00:24:49</text:p>
          </table:table-cell>
          <table:table-cell office:value-type="time" office:time-value="PT00H00M06S">
            <text:p>00:00:06</text:p>
          </table:table-cell>
          <table:table-cell table:formula="of:=[.M24]+[.N24]" office:value-type="time" office:time-value="PT00H24M55S">
            <text:p>00:24:55</text:p>
          </table:table-cell>
          <table:table-cell office:value-type="time" office:time-value="PT00H47M17S">
            <text:p>00:47:17</text:p>
          </table:table-cell>
          <table:table-cell table:style-name="ce1" office:value-type="time" office:time-value="PT00H00M00S">
            <text:p>00:00:00</text:p>
          </table:table-cell>
          <table:table-cell table:formula="of:=[.P24]+[.Q24]" office:value-type="time" office:time-value="PT00H47M17S">
            <text:p>00:47:17</text:p>
          </table:table-cell>
          <table:table-cell table:number-columns-repeated="6"/>
          <table:table-cell table:number-columns-repeated="2"/>
          <table:table-cell table:formula="of:=[.Y24]+[.Z24]" office:value-type="float" office:value="0">
            <text:p>0</text:p>
          </table:table-cell>
          <table:table-cell table:number-columns-repeated="2"/>
          <table:table-cell table:formula="of:=[.AB24]+[.AC2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robenius + icc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14M48S">
            <text:p>02:14:48</text:p>
          </table:table-cell>
          <table:table-cell office:value-type="time" office:time-value="PT00H00M33S">
            <text:p>00:00:33</text:p>
          </table:table-cell>
          <table:table-cell table:formula="of:=[.G25]+[.H25]" office:value-type="time" office:time-value="PT02H15M21S">
            <text:p>02:15:21</text:p>
          </table:table-cell>
          <table:table-cell office:value-type="time" office:time-value="PT00H11M29S">
            <text:p>00:11:29</text:p>
          </table:table-cell>
          <table:table-cell office:value-type="time" office:time-value="PT00H00M08S">
            <text:p>00:00:08</text:p>
          </table:table-cell>
          <table:table-cell table:formula="of:=[.J25]+[.K25]" office:value-type="time" office:time-value="PT00H11M37S">
            <text:p>00:11:37</text:p>
          </table:table-cell>
          <table:table-cell office:value-type="time" office:time-value="PT00H19M15S">
            <text:p>00:19:15</text:p>
          </table:table-cell>
          <table:table-cell office:value-type="time" office:time-value="PT00H00M05S">
            <text:p>00:00:05</text:p>
          </table:table-cell>
          <table:table-cell table:formula="of:=[.M25]+[.N25]" office:value-type="time" office:time-value="PT00H19M20S">
            <text:p>00:19:20</text:p>
          </table:table-cell>
          <table:table-cell office:value-type="time" office:time-value="PT00H34M34S">
            <text:p>00:34:34</text:p>
          </table:table-cell>
          <table:table-cell office:value-type="float" office:value="0">
            <text:p>0</text:p>
          </table:table-cell>
          <table:table-cell table:formula="of:=[.P25]+[.Q25]" office:value-type="time" office:time-value="PT00H34M34S">
            <text:p>00:34:34</text:p>
          </table:table-cell>
          <table:table-cell table:number-columns-repeated="6"/>
          <table:table-cell table:number-columns-repeated="2"/>
          <table:table-cell table:formula="of:=[.Y25]+[.Z25]" office:value-type="float" office:value="0">
            <text:p>0</text:p>
          </table:table-cell>
          <table:table-cell table:number-columns-repeated="2"/>
          <table:table-cell table:formula="of:=[.AB25]+[.AC2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Fedora_x86_64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89.76">
            <text:p>6389.76</text:p>
          </table:table-cell>
          <table:table-cell office:value-type="time" office:time-value="PT01H31M21S">
            <text:p>01:31:21</text:p>
          </table:table-cell>
          <table:table-cell office:value-type="time" office:time-value="PT00H00M21S">
            <text:p>00:00:21</text:p>
          </table:table-cell>
          <table:table-cell table:formula="of:=[.G26]+[.H26]" office:value-type="time" office:time-value="PT01H31M42S">
            <text:p>01:31:42</text:p>
          </table:table-cell>
          <table:table-cell office:value-type="time" office:time-value="PT00H07M55S">
            <text:p>00:07:55</text:p>
          </table:table-cell>
          <table:table-cell office:value-type="time" office:time-value="PT00H00M07S">
            <text:p>00:00:07</text:p>
          </table:table-cell>
          <table:table-cell table:formula="of:=[.J26]+[.K26]" office:value-type="time" office:time-value="PT00H08M02S">
            <text:p>00:08:02</text:p>
          </table:table-cell>
          <table:table-cell table:number-columns-repeated="2" table:style-name="Default"/>
          <table:table-cell table:formula="of:=[.M26]+[.N26]" office:value-type="float" office:value="0">
            <text:p>0</text:p>
          </table:table-cell>
          <table:table-cell table:style-name="Default"/>
          <table:table-cell/>
          <table:table-cell table:formula="of:=[.P26]+[.Q26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26]+[.Z26]" office:value-type="float" office:value="0">
            <text:p>0</text:p>
          </table:table-cell>
          <table:table-cell table:number-columns-repeated="2"/>
          <table:table-cell table:formula="of:=[.AB26]+[.AC2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d64t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1M51S">
            <text:p>01:31:51</text:p>
          </table:table-cell>
          <table:table-cell office:value-type="time" office:time-value="PT00H00M23S">
            <text:p>00:00:23</text:p>
          </table:table-cell>
          <table:table-cell table:formula="of:=[.G27]+[.H27]" office:value-type="time" office:time-value="PT01H32M14S">
            <text:p>01:32:14</text:p>
          </table:table-cell>
          <table:table-cell office:value-type="time" office:time-value="PT00H07M33S">
            <text:p>00:07:33</text:p>
          </table:table-cell>
          <table:table-cell office:value-type="time" office:time-value="PT00H00M05S">
            <text:p>00:00:05</text:p>
          </table:table-cell>
          <table:table-cell table:formula="of:=[.J27]+[.K27]" office:value-type="time" office:time-value="PT00H07M38S">
            <text:p>00:07:38</text:p>
          </table:table-cell>
          <table:table-cell office:value-type="time" office:time-value="PT00H13M07S">
            <text:p>00:13:07</text:p>
          </table:table-cell>
          <table:table-cell office:value-type="time" office:time-value="PT00H00M04S">
            <text:p>00:00:04</text:p>
          </table:table-cell>
          <table:table-cell table:formula="of:=[.M27]+[.N27]" office:value-type="time" office:time-value="PT00H13M11S">
            <text:p>00:13:11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7]+[.Q27]" office:value-type="time" office:time-value="PT00H36M28S">
            <text:p>00:36:28</text:p>
          </table:table-cell>
          <table:table-cell table:number-columns-repeated="6"/>
          <table:table-cell table:number-columns-repeated="2"/>
          <table:table-cell table:formula="of:=[.Y27]+[.Z27]" office:value-type="float" office:value="0">
            <text:p>0</text:p>
          </table:table-cell>
          <table:table-cell table:number-columns-repeated="2"/>
          <table:table-cell table:formula="of:=[.AB27]+[.AC2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64t/2 tests in parallel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54M11S">
            <text:p>01:54:11</text:p>
          </table:table-cell>
          <table:table-cell office:value-type="time" office:time-value="PT00H00M50S">
            <text:p>00:00:50</text:p>
          </table:table-cell>
          <table:table-cell table:formula="of:=[.G28]+[.H28]" office:value-type="time" office:time-value="PT01H55M01S">
            <text:p>01:55:01</text:p>
          </table:table-cell>
          <table:table-cell office:value-type="time" office:time-value="PT00H11M43S">
            <text:p>00:11:43</text:p>
          </table:table-cell>
          <table:table-cell office:value-type="time" office:time-value="PT00H00M08S">
            <text:p>00:00:08</text:p>
          </table:table-cell>
          <table:table-cell table:formula="of:=[.J28]+[.K28]" office:value-type="time" office:time-value="PT00H11M51S">
            <text:p>00:11:51</text:p>
          </table:table-cell>
          <table:table-cell office:value-type="time" office:time-value="PT00H22M53S">
            <text:p>00:22:53</text:p>
          </table:table-cell>
          <table:table-cell office:value-type="time" office:time-value="PT00H00M05S">
            <text:p>00:00:05</text:p>
          </table:table-cell>
          <table:table-cell table:formula="of:=[.M28]+[.N28]" office:value-type="time" office:time-value="PT00H22M58S">
            <text:p>00:22:58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8]+[.Q28]" office:value-type="time" office:time-value="PT00H36M28S">
            <text:p>00:36:28</text:p>
          </table:table-cell>
          <table:table-cell table:number-columns-repeated="6"/>
          <table:table-cell table:number-columns-repeated="2"/>
          <table:table-cell table:formula="of:=[.Y28]+[.Z28]" office:value-type="float" office:value="0">
            <text:p>0</text:p>
          </table:table-cell>
          <table:table-cell table:number-columns-repeated="2"/>
          <table:table-cell table:formula="of:=[.AB28]+[.AC2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d64t/32 bit mode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4M23S">
            <text:p>01:34:23</text:p>
          </table:table-cell>
          <table:table-cell office:value-type="time" office:time-value="PT00H00M33S">
            <text:p>00:00:33</text:p>
          </table:table-cell>
          <table:table-cell table:formula="of:=[.G29]+[.H29]" office:value-type="time" office:time-value="PT01H34M56S">
            <text:p>01:34:56</text:p>
          </table:table-cell>
          <table:table-cell office:value-type="time" office:time-value="PT00H08M50S">
            <text:p>00:08:50</text:p>
          </table:table-cell>
          <table:table-cell office:value-type="time" office:time-value="PT00H00M05S">
            <text:p>00:00:05</text:p>
          </table:table-cell>
          <table:table-cell table:formula="of:=[.J29]+[.K29]" office:value-type="time" office:time-value="PT00H08M55S">
            <text:p>00:08:55</text:p>
          </table:table-cell>
          <table:table-cell office:value-type="time" office:time-value="PT00H16M24S">
            <text:p>00:16:24</text:p>
          </table:table-cell>
          <table:table-cell office:value-type="time" office:time-value="PT00H00M04S">
            <text:p>00:00:04</text:p>
          </table:table-cell>
          <table:table-cell table:formula="of:=[.M29]+[.N29]" office:value-type="time" office:time-value="PT00H16M28S">
            <text:p>00:16:28</text:p>
          </table:table-cell>
          <table:table-cell office:value-type="time" office:time-value="PT00H40M37S">
            <text:p>00:40:37</text:p>
          </table:table-cell>
          <table:table-cell office:value-type="float" office:value="0">
            <text:p>0</text:p>
          </table:table-cell>
          <table:table-cell table:formula="of:=[.P29]+[.Q29]" office:value-type="time" office:time-value="PT00H40M37S">
            <text:p>00:40:37</text:p>
          </table:table-cell>
          <table:table-cell table:number-columns-repeated="6"/>
          <table:table-cell table:number-columns-repeated="2"/>
          <table:table-cell table:formula="of:=[.Y29]+[.Z29]" office:value-type="float" office:value="0">
            <text:p>0</text:p>
          </table:table-cell>
          <table:table-cell table:number-columns-repeated="2"/>
          <table:table-cell table:formula="of:=[.AB29]+[.AC2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6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3M22S">
            <text:p>01:23:22</text:p>
          </table:table-cell>
          <table:table-cell office:value-type="time" office:time-value="PT00H00M18S">
            <text:p>00:00:18</text:p>
          </table:table-cell>
          <table:table-cell table:formula="of:=[.G30]+[.H30]" office:value-type="time" office:time-value="PT01H23M40S">
            <text:p>01:23:40</text:p>
          </table:table-cell>
          <table:table-cell office:value-type="time" office:time-value="PT00H06M52S">
            <text:p>00:06:52</text:p>
          </table:table-cell>
          <table:table-cell office:value-type="time" office:time-value="PT00H00M05S">
            <text:p>00:00:05</text:p>
          </table:table-cell>
          <table:table-cell table:formula="of:=[.J30]+[.K30]" office:value-type="time" office:time-value="PT00H06M57S">
            <text:p>00:06:57</text:p>
          </table:table-cell>
          <table:table-cell office:value-type="time" office:time-value="PT00H11M50S">
            <text:p>00:11:50</text:p>
          </table:table-cell>
          <table:table-cell office:value-type="time" office:time-value="PT00H00M04S">
            <text:p>00:00:04</text:p>
          </table:table-cell>
          <table:table-cell table:formula="of:=[.M30]+[.N30]" office:value-type="time" office:time-value="PT00H11M54S">
            <text:p>00:11:54</text:p>
          </table:table-cell>
          <table:table-cell office:value-type="time" office:time-value="PT00H34M23S">
            <text:p>00:34:23</text:p>
          </table:table-cell>
          <table:table-cell office:value-type="float" office:value="0">
            <text:p>0</text:p>
          </table:table-cell>
          <table:table-cell table:formula="of:=[.P30]+[.Q30]" office:value-type="time" office:time-value="PT00H34M23S">
            <text:p>00:34:23</text:p>
          </table:table-cell>
          <table:table-cell table:number-columns-repeated="6"/>
          <table:table-cell table:number-columns-repeated="2"/>
          <table:table-cell table:formula="of:=[.Y30]+[.Z30]" office:value-type="float" office:value="0">
            <text:p>0</text:p>
          </table:table-cell>
          <table:table-cell table:number-columns-repeated="2"/>
          <table:table-cell table:formula="of:=[.AB30]+[.AC3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6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6M06S">
            <text:p>01:26:06</text:p>
          </table:table-cell>
          <table:table-cell office:value-type="time" office:time-value="PT00H00M18S">
            <text:p>00:00:18</text:p>
          </table:table-cell>
          <table:table-cell table:formula="of:=[.G31]+[.H31]" office:value-type="time" office:time-value="PT01H26M24S">
            <text:p>01:26:24</text:p>
          </table:table-cell>
          <table:table-cell office:value-type="time" office:time-value="PT00H08M01S">
            <text:p>00:08:01</text:p>
          </table:table-cell>
          <table:table-cell office:value-type="time" office:time-value="PT00H00M05S">
            <text:p>00:00:05</text:p>
          </table:table-cell>
          <table:table-cell table:formula="of:=[.J31]+[.K31]" office:value-type="time" office:time-value="PT00H08M06S">
            <text:p>00:08:06</text:p>
          </table:table-cell>
          <table:table-cell office:value-type="time" office:time-value="PT00H15M02S">
            <text:p>00:15:02</text:p>
          </table:table-cell>
          <table:table-cell office:value-type="time" office:time-value="PT00H00M03S">
            <text:p>00:00:03</text:p>
          </table:table-cell>
          <table:table-cell table:formula="of:=[.M31]+[.N31]" office:value-type="time" office:time-value="PT00H15M05S">
            <text:p>00:15:05</text:p>
          </table:table-cell>
          <table:table-cell office:value-type="time" office:time-value="PT00H38M24S">
            <text:p>00:38:24</text:p>
          </table:table-cell>
          <table:table-cell office:value-type="float" office:value="0">
            <text:p>0</text:p>
          </table:table-cell>
          <table:table-cell table:formula="of:=[.P31]+[.Q31]" office:value-type="time" office:time-value="PT00H38M24S">
            <text:p>00:38:24</text:p>
          </table:table-cell>
          <table:table-cell table:number-columns-repeated="6"/>
          <table:table-cell table:number-columns-repeated="2"/>
          <table:table-cell table:formula="of:=[.Y31]+[.Z31]" office:value-type="float" office:value="0">
            <text:p>0</text:p>
          </table:table-cell>
          <table:table-cell table:number-columns-repeated="2"/>
          <table:table-cell table:formula="of:=[.AB31]+[.AC3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0M30S">
            <text:p>01:20:30</text:p>
          </table:table-cell>
          <table:table-cell office:value-type="time" office:time-value="PT00H00M18S">
            <text:p>00:00:18</text:p>
          </table:table-cell>
          <table:table-cell table:formula="of:=[.G32]+[.H32]" office:value-type="time" office:time-value="PT01H20M48S">
            <text:p>01:20:48</text:p>
          </table:table-cell>
          <table:table-cell office:value-type="time" office:time-value="PT00H06M44S">
            <text:p>00:06:44</text:p>
          </table:table-cell>
          <table:table-cell office:value-type="time" office:time-value="PT00H00M05S">
            <text:p>00:00:05</text:p>
          </table:table-cell>
          <table:table-cell table:formula="of:=[.J32]+[.K32]" office:value-type="time" office:time-value="PT00H06M49S">
            <text:p>00:06:49</text:p>
          </table:table-cell>
          <table:table-cell office:value-type="time" office:time-value="PT00H11M34S">
            <text:p>00:11:34</text:p>
          </table:table-cell>
          <table:table-cell office:value-type="time" office:time-value="PT00H00M04S">
            <text:p>00:00:04</text:p>
          </table:table-cell>
          <table:table-cell table:formula="of:=[.M32]+[.N32]" office:value-type="time" office:time-value="PT00H11M38S">
            <text:p>00:11:38</text:p>
          </table:table-cell>
          <table:table-cell office:value-type="time" office:time-value="PT00H34M30S">
            <text:p>00:34:30</text:p>
          </table:table-cell>
          <table:table-cell office:value-type="float" office:value="0">
            <text:p>0</text:p>
          </table:table-cell>
          <table:table-cell table:formula="of:=[.P32]+[.Q32]" office:value-type="time" office:time-value="PT00H34M30S">
            <text:p>00:34:30</text:p>
          </table:table-cell>
          <table:table-cell table:number-columns-repeated="6"/>
          <table:table-cell table:number-columns-repeated="2"/>
          <table:table-cell table:formula="of:=[.Y32]+[.Z32]" office:value-type="float" office:value="0">
            <text:p>0</text:p>
          </table:table-cell>
          <table:table-cell table:number-columns-repeated="2"/>
          <table:table-cell table:formula="of:=[.AB32]+[.AC3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2M51S">
            <text:p>01:22:51</text:p>
          </table:table-cell>
          <table:table-cell office:value-type="time" office:time-value="PT00H00M17S">
            <text:p>00:00:17</text:p>
          </table:table-cell>
          <table:table-cell table:formula="of:=[.G33]+[.H33]" office:value-type="time" office:time-value="PT01H23M08S">
            <text:p>01:23:08</text:p>
          </table:table-cell>
          <table:table-cell office:value-type="time" office:time-value="PT00H07M53S">
            <text:p>00:07:53</text:p>
          </table:table-cell>
          <table:table-cell office:value-type="time" office:time-value="PT00H00M05S">
            <text:p>00:00:05</text:p>
          </table:table-cell>
          <table:table-cell table:formula="of:=[.J33]+[.K33]" office:value-type="time" office:time-value="PT00H07M58S">
            <text:p>00:07:58</text:p>
          </table:table-cell>
          <table:table-cell office:value-type="time" office:time-value="PT00H14M57S">
            <text:p>00:14:57</text:p>
          </table:table-cell>
          <table:table-cell office:value-type="time" office:time-value="PT00H00M04S">
            <text:p>00:00:04</text:p>
          </table:table-cell>
          <table:table-cell table:formula="of:=[.M33]+[.N33]" office:value-type="time" office:time-value="PT00H15M01S">
            <text:p>00:15:01</text:p>
          </table:table-cell>
          <table:table-cell office:value-type="time" office:time-value="PT00H38M19S">
            <text:p>00:38:19</text:p>
          </table:table-cell>
          <table:table-cell office:value-type="float" office:value="0">
            <text:p>0</text:p>
          </table:table-cell>
          <table:table-cell table:formula="of:=[.P33]+[.Q33]" office:value-type="time" office:time-value="PT00H38M19S">
            <text:p>00:38:19</text:p>
          </table:table-cell>
          <table:table-cell table:number-columns-repeated="6"/>
          <table:table-cell table:number-columns-repeated="2"/>
          <table:table-cell table:formula="of:=[.Y33]+[.Z33]" office:value-type="float" office:value="0">
            <text:p>0</text:p>
          </table:table-cell>
          <table:table-cell table:number-columns-repeated="2"/>
          <table:table-cell table:formula="of:=[.AB33]+[.AC3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19M13S">
            <text:p>01:19:13</text:p>
          </table:table-cell>
          <table:table-cell office:value-type="time" office:time-value="PT00H00M17S">
            <text:p>00:00:17</text:p>
          </table:table-cell>
          <table:table-cell table:formula="of:=[.G34]+[.H34]" office:value-type="time" office:time-value="PT01H19M30S">
            <text:p>01:19:30</text:p>
          </table:table-cell>
          <table:table-cell office:value-type="time" office:time-value="PT00H06M31S">
            <text:p>00:06:31</text:p>
          </table:table-cell>
          <table:table-cell office:value-type="time" office:time-value="PT00H00M05S">
            <text:p>00:00:05</text:p>
          </table:table-cell>
          <table:table-cell table:formula="of:=[.J34]+[.K34]" office:value-type="time" office:time-value="PT00H06M36S">
            <text:p>00:06:36</text:p>
          </table:table-cell>
          <table:table-cell office:value-type="time" office:time-value="PT00H11M19S">
            <text:p>00:11:19</text:p>
          </table:table-cell>
          <table:table-cell office:value-type="time" office:time-value="PT00H00M03S">
            <text:p>00:00:03</text:p>
          </table:table-cell>
          <table:table-cell table:formula="of:=[.M34]+[.N34]" office:value-type="time" office:time-value="PT00H11M22S">
            <text:p>00:11:22</text:p>
          </table:table-cell>
          <table:table-cell office:value-type="time" office:time-value="PT00H32M28S">
            <text:p>00:32:28</text:p>
          </table:table-cell>
          <table:table-cell office:value-type="float" office:value="0">
            <text:p>0</text:p>
          </table:table-cell>
          <table:table-cell table:formula="of:=[.P34]+[.Q34]" office:value-type="time" office:time-value="PT00H32M28S">
            <text:p>00:32:28</text:p>
          </table:table-cell>
          <table:table-cell table:number-columns-repeated="6"/>
          <table:table-cell table:number-columns-repeated="2"/>
          <table:table-cell table:formula="of:=[.Y34]+[.Z34]" office:value-type="float" office:value="0">
            <text:p>0</text:p>
          </table:table-cell>
          <table:table-cell table:number-columns-repeated="2"/>
          <table:table-cell table:formula="of:=[.AB34]+[.AC3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22M15S">
            <text:p>01:22:15</text:p>
          </table:table-cell>
          <table:table-cell office:value-type="time" office:time-value="PT00H00M17S">
            <text:p>00:00:17</text:p>
          </table:table-cell>
          <table:table-cell table:formula="of:=[.G35]+[.H35]" office:value-type="time" office:time-value="PT01H22M32S">
            <text:p>01:22:32</text:p>
          </table:table-cell>
          <table:table-cell office:value-type="time" office:time-value="PT00H07M46S">
            <text:p>00:07:46</text:p>
          </table:table-cell>
          <table:table-cell office:value-type="time" office:time-value="PT00H00M05S">
            <text:p>00:00:05</text:p>
          </table:table-cell>
          <table:table-cell table:formula="of:=[.J35]+[.K35]" office:value-type="time" office:time-value="PT00H07M51S">
            <text:p>00:07:51</text:p>
          </table:table-cell>
          <table:table-cell office:value-type="time" office:time-value="PT00H14M17S">
            <text:p>00:14:17</text:p>
          </table:table-cell>
          <table:table-cell office:value-type="time" office:time-value="PT00H00M04S">
            <text:p>00:00:04</text:p>
          </table:table-cell>
          <table:table-cell table:formula="of:=[.M35]+[.N35]" office:value-type="time" office:time-value="PT00H14M21S">
            <text:p>00:14:21</text:p>
          </table:table-cell>
          <table:table-cell office:value-type="time" office:time-value="PT00H36M13S">
            <text:p>00:36:13</text:p>
          </table:table-cell>
          <table:table-cell office:value-type="float" office:value="0">
            <text:p>0</text:p>
          </table:table-cell>
          <table:table-cell table:formula="of:=[.P35]+[.Q35]" office:value-type="time" office:time-value="PT00H36M13S">
            <text:p>00:36:13</text:p>
          </table:table-cell>
          <table:table-cell table:number-columns-repeated="6"/>
          <table:table-cell table:number-columns-repeated="2"/>
          <table:table-cell table:formula="of:=[.Y35]+[.Z35]" office:value-type="float" office:value="0">
            <text:p>0</text:p>
          </table:table-cell>
          <table:table-cell table:number-columns-repeated="2"/>
          <table:table-cell table:formula="of:=[.AB35]+[.AC3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9M04S">
            <text:p>01:19:04</text:p>
          </table:table-cell>
          <table:table-cell office:value-type="time" office:time-value="PT00H00M17S">
            <text:p>00:00:17</text:p>
          </table:table-cell>
          <table:table-cell table:formula="of:=[.G36]+[.H36]" office:value-type="time" office:time-value="PT01H19M21S">
            <text:p>01:19:21</text:p>
          </table:table-cell>
          <table:table-cell office:value-type="time" office:time-value="PT00H06M24S">
            <text:p>00:06:24</text:p>
          </table:table-cell>
          <table:table-cell office:value-type="time" office:time-value="PT00H00M05S">
            <text:p>00:00:05</text:p>
          </table:table-cell>
          <table:table-cell table:formula="of:=[.J36]+[.K36]" office:value-type="time" office:time-value="PT00H06M29S">
            <text:p>00:06:29</text:p>
          </table:table-cell>
          <table:table-cell office:value-type="time" office:time-value="PT00H11M04S">
            <text:p>00:11:04</text:p>
          </table:table-cell>
          <table:table-cell office:value-type="time" office:time-value="PT00H00M03S">
            <text:p>00:00:03</text:p>
          </table:table-cell>
          <table:table-cell table:formula="of:=[.M36]+[.N36]" office:value-type="time" office:time-value="PT00H11M07S">
            <text:p>00:11:07</text:p>
          </table:table-cell>
          <table:table-cell office:value-type="time" office:time-value="PT00H30M57S">
            <text:p>00:30:57</text:p>
          </table:table-cell>
          <table:table-cell office:value-type="float" office:value="0">
            <text:p>0</text:p>
          </table:table-cell>
          <table:table-cell table:formula="of:=[.P36]+[.Q36]" office:value-type="time" office:time-value="PT00H30M57S">
            <text:p>00:30:57</text:p>
          </table:table-cell>
          <table:table-cell table:number-columns-repeated="6"/>
          <table:table-cell table:number-columns-repeated="2"/>
          <table:table-cell table:formula="of:=[.Y36]+[.Z36]" office:value-type="float" office:value="0">
            <text:p>0</text:p>
          </table:table-cell>
          <table:table-cell table:number-columns-repeated="2"/>
          <table:table-cell table:formula="of:=[.AB36]+[.AC3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20M56S">
            <text:p>01:20:56</text:p>
          </table:table-cell>
          <table:table-cell office:value-type="time" office:time-value="PT00H00M16S">
            <text:p>00:00:16</text:p>
          </table:table-cell>
          <table:table-cell table:formula="of:=[.G37]+[.H37]" office:value-type="time" office:time-value="PT01H21M12S">
            <text:p>01:21:12</text:p>
          </table:table-cell>
          <table:table-cell office:value-type="time" office:time-value="PT00H07M26S">
            <text:p>00:07:26</text:p>
          </table:table-cell>
          <table:table-cell office:value-type="time" office:time-value="PT00H00M05S">
            <text:p>00:00:05</text:p>
          </table:table-cell>
          <table:table-cell table:formula="of:=[.J37]+[.K37]" office:value-type="time" office:time-value="PT00H07M31S">
            <text:p>00:07:31</text:p>
          </table:table-cell>
          <table:table-cell office:value-type="time" office:time-value="PT00H13M46S">
            <text:p>00:13:46</text:p>
          </table:table-cell>
          <table:table-cell office:value-type="time" office:time-value="PT00H00M03S">
            <text:p>00:00:03</text:p>
          </table:table-cell>
          <table:table-cell table:formula="of:=[.M37]+[.N37]" office:value-type="time" office:time-value="PT00H13M49S">
            <text:p>00:13:49</text:p>
          </table:table-cell>
          <table:table-cell office:value-type="time" office:time-value="PT00H34M11S">
            <text:p>00:34:11</text:p>
          </table:table-cell>
          <table:table-cell office:value-type="float" office:value="0">
            <text:p>0</text:p>
          </table:table-cell>
          <table:table-cell table:formula="of:=[.P37]+[.Q37]" office:value-type="time" office:time-value="PT00H34M11S">
            <text:p>00:34:11</text:p>
          </table:table-cell>
          <table:table-cell table:number-columns-repeated="6"/>
          <table:table-cell table:number-columns-repeated="2"/>
          <table:table-cell table:formula="of:=[.Y37]+[.Z37]" office:value-type="float" office:value="0">
            <text:p>0</text:p>
          </table:table-cell>
          <table:table-cell table:number-columns-repeated="2"/>
          <table:table-cell table:formula="of:=[.AB37]+[.AC3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gcc 3.3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54S">
            <text:p>01:18:54</text:p>
          </table:table-cell>
          <table:table-cell office:value-type="time" office:time-value="PT00H00M16S">
            <text:p>00:00:16</text:p>
          </table:table-cell>
          <table:table-cell table:formula="of:=[.G38]+[.H38]" office:value-type="time" office:time-value="PT01H19M10S">
            <text:p>01:19:10</text:p>
          </table:table-cell>
          <table:table-cell office:value-type="time" office:time-value="PT00H07M43S">
            <text:p>00:07:43</text:p>
          </table:table-cell>
          <table:table-cell office:value-type="time" office:time-value="PT00H00M05S">
            <text:p>00:00:05</text:p>
          </table:table-cell>
          <table:table-cell table:formula="of:=[.J38]+[.K38]" office:value-type="time" office:time-value="PT00H07M48S">
            <text:p>00:07:48</text:p>
          </table:table-cell>
          <table:table-cell office:value-type="time" office:time-value="PT00H14M04S">
            <text:p>00:14:04</text:p>
          </table:table-cell>
          <table:table-cell office:value-type="time" office:time-value="PT00H00M04S">
            <text:p>00:00:04</text:p>
          </table:table-cell>
          <table:table-cell table:formula="of:=[.M38]+[.N38]" office:value-type="time" office:time-value="PT00H14M08S">
            <text:p>00:14:08</text:p>
          </table:table-cell>
          <table:table-cell office:value-type="time" office:time-value="PT00H38M04S">
            <text:p>00:38:04</text:p>
          </table:table-cell>
          <table:table-cell office:value-type="float" office:value="0">
            <text:p>0</text:p>
          </table:table-cell>
          <table:table-cell table:formula="of:=[.P38]+[.Q38]" office:value-type="time" office:time-value="PT00H38M04S">
            <text:p>00:38:04</text:p>
          </table:table-cell>
          <table:table-cell table:number-columns-repeated="6"/>
          <table:table-cell table:number-columns-repeated="2"/>
          <table:table-cell table:formula="of:=[.Y38]+[.Z38]" office:value-type="float" office:value="0">
            <text:p>0</text:p>
          </table:table-cell>
          <table:table-cell table:number-columns-repeated="2"/>
          <table:table-cell table:formula="of:=[.AB38]+[.AC3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gcc 4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20S">
            <text:p>01:18:20</text:p>
          </table:table-cell>
          <table:table-cell office:value-type="time" office:time-value="PT00H00M17S">
            <text:p>00:00:17</text:p>
          </table:table-cell>
          <table:table-cell table:formula="of:=[.G39]+[.H39]" office:value-type="time" office:time-value="PT01H18M37S">
            <text:p>01:18:37</text:p>
          </table:table-cell>
          <table:table-cell office:value-type="time" office:time-value="PT00H07M17S">
            <text:p>00:07:17</text:p>
          </table:table-cell>
          <table:table-cell office:value-type="time" office:time-value="PT00H00M05S">
            <text:p>00:00:05</text:p>
          </table:table-cell>
          <table:table-cell table:formula="of:=[.J39]+[.K39]" office:value-type="time" office:time-value="PT00H07M22S">
            <text:p>00:07:22</text:p>
          </table:table-cell>
          <table:table-cell office:value-type="time" office:time-value="PT00H13M38S">
            <text:p>00:13:38</text:p>
          </table:table-cell>
          <table:table-cell office:value-type="time" office:time-value="PT00H00M03S">
            <text:p>00:00:03</text:p>
          </table:table-cell>
          <table:table-cell table:formula="of:=[.M39]+[.N39]" office:value-type="time" office:time-value="PT00H13M41S">
            <text:p>00:13:41</text:p>
          </table:table-cell>
          <table:table-cell office:value-type="time" office:time-value="PT00H34M20S">
            <text:p>00:34:20</text:p>
          </table:table-cell>
          <table:table-cell office:value-type="float" office:value="0">
            <text:p>0</text:p>
          </table:table-cell>
          <table:table-cell table:formula="of:=[.P39]+[.Q39]" office:value-type="time" office:time-value="PT00H34M20S">
            <text:p>00:34:20</text:p>
          </table:table-cell>
          <table:table-cell table:number-columns-repeated="6"/>
          <table:table-cell table:number-columns-repeated="2"/>
          <table:table-cell table:formula="of:=[.Y39]+[.Z39]" office:value-type="float" office:value="0">
            <text:p>0</text:p>
          </table:table-cell>
          <table:table-cell table:number-columns-repeated="2"/>
          <table:table-cell table:formula="of:=[.AB39]+[.AC3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icc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45S">
            <text:p>01:18:45</text:p>
          </table:table-cell>
          <table:table-cell office:value-type="time" office:time-value="PT00H00M17S">
            <text:p>00:00:17</text:p>
          </table:table-cell>
          <table:table-cell table:formula="of:=[.G40]+[.H40]" office:value-type="time" office:time-value="PT01H19M02S">
            <text:p>01:19:02</text:p>
          </table:table-cell>
          <table:table-cell office:value-type="time" office:time-value="PT00H07M19S">
            <text:p>00:07:19</text:p>
          </table:table-cell>
          <table:table-cell office:value-type="time" office:time-value="PT00H00M05S">
            <text:p>00:00:05</text:p>
          </table:table-cell>
          <table:table-cell table:formula="of:=[.J40]+[.K40]" office:value-type="time" office:time-value="PT00H07M24S">
            <text:p>00:07:24</text:p>
          </table:table-cell>
          <table:table-cell office:value-type="time" office:time-value="PT00H14M54S">
            <text:p>00:14:54</text:p>
          </table:table-cell>
          <table:table-cell office:value-type="time" office:time-value="PT00H00M03S">
            <text:p>00:00:03</text:p>
          </table:table-cell>
          <table:table-cell table:formula="of:=[.M40]+[.N40]" office:value-type="time" office:time-value="PT00H14M57S">
            <text:p>00:14:57</text:p>
          </table:table-cell>
          <table:table-cell office:value-type="time" office:time-value="PT00H35M06S">
            <text:p>00:35:06</text:p>
          </table:table-cell>
          <table:table-cell office:value-type="float" office:value="0">
            <text:p>0</text:p>
          </table:table-cell>
          <table:table-cell table:formula="of:=[.P40]+[.Q40]" office:value-type="time" office:time-value="PT00H35M06S">
            <text:p>00:35:06</text:p>
          </table:table-cell>
          <table:table-cell table:number-columns-repeated="6"/>
          <table:table-cell table:number-columns-repeated="2"/>
          <table:table-cell table:formula="of:=[.Y40]+[.Z40]" office:value-type="float" office:value="0">
            <text:p>0</text:p>
          </table:table-cell>
          <table:table-cell table:number-columns-repeated="2"/>
          <table:table-cell table:formula="of:=[.AB40]+[.AC4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Usparc 250</text:p>
          </table:table-cell>
          <table:table-cell/>
          <table:table-cell office:value-type="float" office:value="400">
            <text:p>400</text:p>
          </table:table-cell>
          <table:table-cell table:number-columns-repeated="3"/>
          <table:table-cell office:value-type="time" office:time-value="PT22H40M37S">
            <text:p>22:40:37</text:p>
          </table:table-cell>
          <table:table-cell office:value-type="time" office:time-value="PT00H02M11S">
            <text:p>00:02:11</text:p>
          </table:table-cell>
          <table:table-cell table:formula="of:=[.G41]+[.H41]" office:value-type="time" office:time-value="PT22H42M48S">
            <text:p>22:42:48</text:p>
          </table:table-cell>
          <table:table-cell office:value-type="time" office:time-value="PT02H20M07S">
            <text:p>02:20:07</text:p>
          </table:table-cell>
          <table:table-cell office:value-type="time" office:time-value="PT00H00M30S">
            <text:p>00:00:30</text:p>
          </table:table-cell>
          <table:table-cell table:formula="of:=[.J41]+[.K41]" office:value-type="time" office:time-value="PT02H20M37S">
            <text:p>02:20:37</text:p>
          </table:table-cell>
          <table:table-cell office:value-type="time" office:time-value="PT03H50M09S">
            <text:p>03:50:09</text:p>
          </table:table-cell>
          <table:table-cell office:value-type="time" office:time-value="PT00H00M22S">
            <text:p>00:00:22</text:p>
          </table:table-cell>
          <table:table-cell table:formula="of:=[.M41]+[.N41]" office:value-type="time" office:time-value="PT03H50M31S">
            <text:p>03:50:31</text:p>
          </table:table-cell>
          <table:table-cell office:value-type="time" office:time-value="PT05H02M43S">
            <text:p>05:02:43</text:p>
          </table:table-cell>
          <table:table-cell table:style-name="ce1" office:value-type="time" office:time-value="PT00H00M01S">
            <text:p>00:00:01</text:p>
          </table:table-cell>
          <table:table-cell table:formula="of:=[.P41]+[.Q41]" office:value-type="time" office:time-value="PT05H02M44S">
            <text:p>05:02:44</text:p>
          </table:table-cell>
          <table:table-cell table:number-columns-repeated="6"/>
          <table:table-cell table:number-columns-repeated="2"/>
          <table:table-cell table:formula="of:=[.Y41]+[.Z41]" office:value-type="float" office:value="0">
            <text:p>0</text:p>
          </table:table-cell>
          <table:table-cell table:number-columns-repeated="2"/>
          <table:table-cell table:formula="of:=[.AB41]+[.AC41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600</text:p>
          </table:table-cell>
          <table:table-cell office:value-type="float" office:value="2412">
            <text:p>2412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time" office:time-value="PT01H18M30S">
            <text:p>01:18:30</text:p>
          </table:table-cell>
          <table:table-cell office:value-type="time" office:time-value="PT00H00M27S">
            <text:p>00:00:27</text:p>
          </table:table-cell>
          <table:table-cell table:formula="of:=[.G42]+[.H42]" office:value-type="time" office:time-value="PT01H18M57S">
            <text:p>01:18:57</text:p>
          </table:table-cell>
          <table:table-cell office:value-type="time" office:time-value="PT00H07M03S">
            <text:p>00:07:03</text:p>
          </table:table-cell>
          <table:table-cell office:value-type="time" office:time-value="PT00H00M06S">
            <text:p>00:00:06</text:p>
          </table:table-cell>
          <table:table-cell table:formula="of:=[.J42]+[.K42]" office:value-type="time" office:time-value="PT00H07M09S">
            <text:p>00:07:09</text:p>
          </table:table-cell>
          <table:table-cell office:value-type="time" office:time-value="PT00H13M02S">
            <text:p>00:13:02</text:p>
          </table:table-cell>
          <table:table-cell office:value-type="time" office:time-value="PT00H00M03S">
            <text:p>00:00:03</text:p>
          </table:table-cell>
          <table:table-cell table:formula="of:=[.M42]+[.N42]" office:value-type="time" office:time-value="PT00H13M05S">
            <text:p>00:13:05</text:p>
          </table:table-cell>
          <table:table-cell office:value-type="time" office:time-value="PT00H00M48S">
            <text:p>00:00:48</text:p>
          </table:table-cell>
          <table:table-cell table:style-name="ce1" office:value-type="time" office:time-value="PT00H00M03S">
            <text:p>00:00:03</text:p>
          </table:table-cell>
          <table:table-cell table:formula="of:=[.P42]+[.Q42]" office:value-type="time" office:time-value="PT00H00M51S">
            <text:p>00:00:51</text:p>
          </table:table-cell>
          <table:table-cell table:number-columns-repeated="6"/>
          <table:table-cell table:number-columns-repeated="2"/>
          <table:table-cell table:formula="of:=[.Y42]+[.Z42]" office:value-type="float" office:value="0">
            <text:p>0</text:p>
          </table:table-cell>
          <table:table-cell table:number-columns-repeated="2"/>
          <table:table-cell table:formula="of:=[.AB42]+[.AC42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667</text:p>
          </table:table-cell>
          <table:table-cell office:value-type="float" office:value="5342">
            <text:p>5342</text:p>
          </table:table-cell>
          <table:table-cell office:value-type="time" office:time-value="PT01H14M14S">
            <text:p>01:14:14</text:p>
          </table:table-cell>
          <table:table-cell office:value-type="time" office:time-value="PT00H00M13S">
            <text:p>00:00:13</text:p>
          </table:table-cell>
          <table:table-cell table:formula="of:=[.G43]+[.H43]" office:value-type="time" office:time-value="PT01H14M27S">
            <text:p>01:14:27</text:p>
          </table:table-cell>
          <table:table-cell office:value-type="time" office:time-value="PT00H06M37S">
            <text:p>00:06:37</text:p>
          </table:table-cell>
          <table:table-cell office:value-type="time" office:time-value="PT00H00M04S">
            <text:p>00:00:04</text:p>
          </table:table-cell>
          <table:table-cell table:formula="of:=[.J43]+[.K43]" office:value-type="time" office:time-value="PT00H06M41S">
            <text:p>00:06:41</text:p>
          </table:table-cell>
          <table:table-cell office:value-type="time" office:time-value="PT00H12M15S">
            <text:p>00:12:15</text:p>
          </table:table-cell>
          <table:table-cell office:value-type="time" office:time-value="PT00H00M02S">
            <text:p>00:00:02</text:p>
          </table:table-cell>
          <table:table-cell table:formula="of:=[.M43]+[.N43]" office:value-type="time" office:time-value="PT00H12M17S">
            <text:p>00:12:17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3]+[.Q43]" office:value-type="time" office:time-value="PT00H29M03S">
            <text:p>00:29:03</text:p>
          </table:table-cell>
          <table:table-cell table:number-columns-repeated="6"/>
          <table:table-cell table:number-columns-repeated="2"/>
          <table:table-cell table:formula="of:=[.Y43]+[.Z43]" office:value-type="float" office:value="0">
            <text:p>0</text:p>
          </table:table-cell>
          <table:table-cell table:number-columns-repeated="2"/>
          <table:table-cell table:formula="of:=[.AB43]+[.AC43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800</text:p>
          </table:table-cell>
          <table:table-cell office:value-type="float" office:value="5342">
            <text:p>5342</text:p>
          </table:table-cell>
          <table:table-cell office:value-type="time" office:time-value="PT01H07M58S">
            <text:p>01:07:58</text:p>
          </table:table-cell>
          <table:table-cell office:value-type="time" office:time-value="PT00H00M13S">
            <text:p>00:00:13</text:p>
          </table:table-cell>
          <table:table-cell table:formula="of:=[.G44]+[.H44]" office:value-type="time" office:time-value="PT01H08M11S">
            <text:p>01:08:11</text:p>
          </table:table-cell>
          <table:table-cell office:value-type="time" office:time-value="PT00H06M18S">
            <text:p>00:06:18</text:p>
          </table:table-cell>
          <table:table-cell office:value-type="time" office:time-value="PT00H00M04S">
            <text:p>00:00:04</text:p>
          </table:table-cell>
          <table:table-cell table:formula="of:=[.J44]+[.K44]" office:value-type="time" office:time-value="PT00H06M22S">
            <text:p>00:06:22</text:p>
          </table:table-cell>
          <table:table-cell office:value-type="time" office:time-value="PT00H11M57S">
            <text:p>00:11:57</text:p>
          </table:table-cell>
          <table:table-cell office:value-type="time" office:time-value="PT00H00M02S">
            <text:p>00:00:02</text:p>
          </table:table-cell>
          <table:table-cell table:formula="of:=[.M44]+[.N44]" office:value-type="time" office:time-value="PT00H11M59S">
            <text:p>00:11:59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4]+[.Q44]" office:value-type="time" office:time-value="PT00H29M03S">
            <text:p>00:29:03</text:p>
          </table:table-cell>
          <table:table-cell table:number-columns-repeated="6"/>
          <table:table-cell table:number-columns-repeated="2"/>
          <table:table-cell table:formula="of:=[.Y44]+[.Z44]" office:value-type="float" office:value="0">
            <text:p>0</text:p>
          </table:table-cell>
          <table:table-cell table:number-columns-repeated="2"/>
          <table:table-cell table:formula="of:=[.AB44]+[.AC4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6850 – 1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066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50M15S">
            <text:p>00:50:15</text:p>
          </table:table-cell>
          <table:table-cell office:value-type="time" office:time-value="PT00H00M12S">
            <text:p>00:00:12</text:p>
          </table:table-cell>
          <table:table-cell table:formula="of:=[.G45]+[.H45]" office:value-type="time" office:time-value="PT00H50M27S">
            <text:p>00:50:27</text:p>
          </table:table-cell>
          <table:table-cell office:value-type="time" office:time-value="PT00H05M01S">
            <text:p>00:05:01</text:p>
          </table:table-cell>
          <table:table-cell office:value-type="time" office:time-value="PT00H00M03S">
            <text:p>00:00:03</text:p>
          </table:table-cell>
          <table:table-cell table:formula="of:=[.J45]+[.K45]" office:value-type="time" office:time-value="PT00H05M04S">
            <text:p>00:05:04</text:p>
          </table:table-cell>
          <table:table-cell office:value-type="time" office:time-value="PT00H10M17S">
            <text:p>00:10:17</text:p>
          </table:table-cell>
          <table:table-cell office:value-type="time" office:time-value="PT00H00M02S">
            <text:p>00:00:02</text:p>
          </table:table-cell>
          <table:table-cell table:formula="of:=[.M45]+[.N45]" office:value-type="time" office:time-value="PT00H10M19S">
            <text:p>00:10:19</text:p>
          </table:table-cell>
          <table:table-cell office:value-type="time" office:time-value="PT00H24M23S">
            <text:p>00:24:23</text:p>
          </table:table-cell>
          <table:table-cell table:style-name="ce1" office:value-type="time" office:time-value="PT00H00M01S">
            <text:p>00:00:01</text:p>
          </table:table-cell>
          <table:table-cell table:formula="of:=[.P45]+[.Q45]" office:value-type="time" office:time-value="PT00H24M24S">
            <text:p>00:24:24</text:p>
          </table:table-cell>
          <table:table-cell table:number-columns-repeated="6"/>
          <table:table-cell table:number-columns-repeated="2"/>
          <table:table-cell table:formula="of:=[.Y45]+[.Z45]" office:value-type="float" office:value="0">
            <text:p>0</text:p>
          </table:table-cell>
          <table:table-cell table:number-columns-repeated="2"/>
          <table:table-cell table:formula="of:=[.AB45]+[.AC4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6850 – 2 (lagrange 32 bit)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333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49M40S">
            <text:p>00:49:40</text:p>
          </table:table-cell>
          <table:table-cell office:value-type="time" office:time-value="PT00H00M14S">
            <text:p>00:00:14</text:p>
          </table:table-cell>
          <table:table-cell table:formula="of:=[.G46]+[.H46]" office:value-type="time" office:time-value="PT00H49M54S">
            <text:p>00:49:54</text:p>
          </table:table-cell>
          <table:table-cell office:value-type="time" office:time-value="PT00H04M58S">
            <text:p>00:04:58</text:p>
          </table:table-cell>
          <table:table-cell office:value-type="time" office:time-value="PT00H00M04S">
            <text:p>00:00:04</text:p>
          </table:table-cell>
          <table:table-cell table:formula="of:=[.J46]+[.K46]" office:value-type="time" office:time-value="PT00H05M02S">
            <text:p>00:05:02</text:p>
          </table:table-cell>
          <table:table-cell office:value-type="time" office:time-value="PT00H10M18S">
            <text:p>00:10:18</text:p>
          </table:table-cell>
          <table:table-cell office:value-type="time" office:time-value="PT00H00M02S">
            <text:p>00:00:02</text:p>
          </table:table-cell>
          <table:table-cell table:formula="of:=[.M46]+[.N46]" office:value-type="time" office:time-value="PT00H10M20S">
            <text:p>00:10:20</text:p>
          </table:table-cell>
          <table:table-cell office:value-type="time" office:time-value="PT00H24M23S">
            <text:p>00:24:23</text:p>
          </table:table-cell>
          <table:table-cell office:value-type="float" office:value="0">
            <text:p>0</text:p>
          </table:table-cell>
          <table:table-cell table:formula="of:=[.P46]+[.Q46]" office:value-type="time" office:time-value="PT00H24M23S">
            <text:p>00:24:23</text:p>
          </table:table-cell>
          <table:table-cell table:style-name="ce1" office:value-type="time" office:time-value="PT00H00M27S">
            <text:p>00:00:27</text:p>
          </table:table-cell>
          <table:table-cell/>
          <table:table-cell table:formula="of:=[.S46]+[.T46]" office:value-type="time" office:time-value="PT00H00M27S">
            <text:p>00:00:27</text:p>
          </table:table-cell>
          <table:table-cell table:style-name="ce1" office:value-type="time" office:time-value="PT00H03M26S">
            <text:p>00:03:26</text:p>
          </table:table-cell>
          <table:table-cell/>
          <table:table-cell table:formula="of:=[.V46]+[.W46]" office:value-type="time" office:time-value="PT00H03M26S">
            <text:p>00:03:26</text:p>
          </table:table-cell>
          <table:table-cell table:number-columns-repeated="2"/>
          <table:table-cell table:formula="of:=[.Y46]+[.Z46]" office:value-type="float" office:value="0">
            <text:p>0</text:p>
          </table:table-cell>
          <table:table-cell table:number-columns-repeated="2"/>
          <table:table-cell table:formula="of:=[.AB46]+[.AC4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8600 (Sylow 32 bit)</text:p>
          </table:table-cell>
          <table:table-cell office:value-type="string">
            <text:p>Core Duo 8600</text:p>
          </table:table-cell>
          <table:table-cell office:value-type="float" office:value="3300">
            <text:p>3300</text:p>
          </table:table-cell>
          <table:table-cell office:value-type="float" office:value="6144">
            <text:p>6144</text:p>
          </table:table-cell>
          <table:table-cell office:value-type="string">
            <text:p>DDR1333</text:p>
          </table:table-cell>
          <table:table-cell office:value-type="float" office:value="6670">
            <text:p>6670</text:p>
          </table:table-cell>
          <table:table-cell office:value-type="time" office:time-value="PT00H52M56S">
            <text:p>00:52:56</text:p>
          </table:table-cell>
          <table:table-cell office:value-type="time" office:time-value="PT00H00M12S">
            <text:p>00:00:12</text:p>
          </table:table-cell>
          <table:table-cell table:formula="of:=[.G47]+[.H47]" office:value-type="time" office:time-value="PT00H53M08S">
            <text:p>00:53:08</text:p>
          </table:table-cell>
          <table:table-cell office:value-type="time" office:time-value="PT00H04M52S">
            <text:p>00:04:52</text:p>
          </table:table-cell>
          <table:table-cell office:value-type="time" office:time-value="PT00H00M03S">
            <text:p>00:00:03</text:p>
          </table:table-cell>
          <table:table-cell table:formula="of:=[.J47]+[.K47]" office:value-type="time" office:time-value="PT00H04M55S">
            <text:p>00:04:55</text:p>
          </table:table-cell>
          <table:table-cell office:value-type="time" office:time-value="PT00H09M29S">
            <text:p>00:09:29</text:p>
          </table:table-cell>
          <table:table-cell office:value-type="time" office:time-value="PT00H00M02S">
            <text:p>00:00:02</text:p>
          </table:table-cell>
          <table:table-cell table:formula="of:=[.M47]+[.N47]" office:value-type="time" office:time-value="PT00H09M31S">
            <text:p>00:09:31</text:p>
          </table:table-cell>
          <table:table-cell office:value-type="time" office:time-value="PT00H21M56S">
            <text:p>00:21:56</text:p>
          </table:table-cell>
          <table:table-cell office:value-type="float" office:value="0">
            <text:p>0</text:p>
          </table:table-cell>
          <table:table-cell table:formula="of:=[.P47]+[.Q47]" office:value-type="time" office:time-value="PT00H21M56S">
            <text:p>00:21:56</text:p>
          </table:table-cell>
          <table:table-cell table:style-name="ce1" office:value-type="time" office:time-value="PT00H00M22S">
            <text:p>00:00:22</text:p>
          </table:table-cell>
          <table:table-cell/>
          <table:table-cell table:formula="of:=[.S47]+[.T47]" office:value-type="time" office:time-value="PT00H00M22S">
            <text:p>00:00:22</text:p>
          </table:table-cell>
          <table:table-cell table:style-name="ce1" office:value-type="time" office:time-value="PT00H02M51S">
            <text:p>00:02:51</text:p>
          </table:table-cell>
          <table:table-cell/>
          <table:table-cell table:formula="of:=[.V47]+[.W47]" office:value-type="time" office:time-value="PT00H02M51S">
            <text:p>00:02:51</text:p>
          </table:table-cell>
          <table:table-cell table:number-columns-repeated="2"/>
          <table:table-cell table:formula="of:=[.Y47]+[.Z47]" office:value-type="float" office:value="0">
            <text:p>0</text:p>
          </table:table-cell>
          <table:table-cell table:number-columns-repeated="2"/>
          <table:table-cell table:formula="of:=[.AB47]+[.AC4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hevalley (E7200 32 bit)</text:p>
          </table:table-cell>
          <table:table-cell office:value-type="string">
            <text:p>Core 2 Duo E7200</text:p>
          </table:table-cell>
          <table:table-cell office:value-type="float" office:value="1600">
            <text:p>1600</text:p>
          </table:table-cell>
          <table:table-cell office:value-type="float" office:value="3072">
            <text:p>3072</text:p>
          </table:table-cell>
          <table:table-cell office:value-type="string">
            <text:p>?</text:p>
          </table:table-cell>
          <table:table-cell office:value-type="float" office:value="5067">
            <text:p>5067</text:p>
          </table:table-cell>
          <table:table-cell office:value-type="time" office:time-value="PT01H12M41S">
            <text:p>01:12:41</text:p>
          </table:table-cell>
          <table:table-cell office:value-type="time" office:time-value="PT00H00M21S">
            <text:p>00:00:21</text:p>
          </table:table-cell>
          <table:table-cell table:formula="of:=[.G48]+[.H48]" office:value-type="time" office:time-value="PT01H13M02S">
            <text:p>01:13:02</text:p>
          </table:table-cell>
          <table:table-cell office:value-type="time" office:time-value="PT00H06M41S">
            <text:p>00:06:41</text:p>
          </table:table-cell>
          <table:table-cell office:value-type="time" office:time-value="PT00H00M04S">
            <text:p>00:00:04</text:p>
          </table:table-cell>
          <table:table-cell table:formula="of:=[.J48]+[.K48]" office:value-type="time" office:time-value="PT00H06M45S">
            <text:p>00:06:45</text:p>
          </table:table-cell>
          <table:table-cell office:value-type="time" office:time-value="PT00H13M03S">
            <text:p>00:13:03</text:p>
          </table:table-cell>
          <table:table-cell office:value-type="time" office:time-value="PT00H00M03S">
            <text:p>00:00:03</text:p>
          </table:table-cell>
          <table:table-cell table:formula="of:=[.M48]+[.N48]" office:value-type="time" office:time-value="PT00H13M06S">
            <text:p>00:13:06</text:p>
          </table:table-cell>
          <table:table-cell office:value-type="time" office:time-value="PT00H28M59S">
            <text:p>00:28:59</text:p>
          </table:table-cell>
          <table:table-cell table:style-name="ce1" office:value-type="time" office:time-value="PT00H00M01S">
            <text:p>00:00:01</text:p>
          </table:table-cell>
          <table:table-cell table:formula="of:=[.P48]+[.Q48]" office:value-type="time" office:time-value="PT00H29M00S">
            <text:p>00:29:00</text:p>
          </table:table-cell>
          <table:table-cell table:style-name="ce1" office:value-type="time" office:time-value="PT00H00M32S">
            <text:p>00:00:32</text:p>
          </table:table-cell>
          <table:table-cell/>
          <table:table-cell table:formula="of:=[.S48]+[.T48]" office:value-type="time" office:time-value="PT00H00M32S">
            <text:p>00:00:32</text:p>
          </table:table-cell>
          <table:table-cell table:style-name="ce1" office:value-type="time" office:time-value="PT00H08M48S">
            <text:p>00:08:48</text:p>
          </table:table-cell>
          <table:table-cell/>
          <table:table-cell table:formula="of:=[.V48]+[.W48]" office:value-type="time" office:time-value="PT00H08M48S">
            <text:p>00:08:48</text:p>
          </table:table-cell>
          <table:table-cell table:style-name="ce1" office:value-type="time" office:time-value="PT00H02M27S">
            <text:p>00:02:27</text:p>
          </table:table-cell>
          <table:table-cell table:style-name="ce1" office:value-type="time" office:time-value="PT00H00M01S">
            <text:p>00:00:01</text:p>
          </table:table-cell>
          <table:table-cell table:formula="of:=[.Y48]+[.Z48]" office:value-type="time" office:time-value="PT00H02M28S">
            <text:p>00:02:28</text:p>
          </table:table-cell>
          <table:table-cell table:style-name="ce1" office:value-type="time" office:time-value="PT00H18M59S">
            <text:p>00:18:59</text:p>
          </table:table-cell>
          <table:table-cell table:style-name="ce1" office:value-type="time" office:time-value="PT00H00M05S">
            <text:p>00:00:05</text:p>
          </table:table-cell>
          <table:table-cell table:formula="of:=[.AB48]+[.AC48]" office:value-type="time" office:time-value="PT00H19M04S">
            <text:p>00:19:04</text:p>
          </table:table-cell>
          <table:table-cell table:number-columns-repeated="226"/>
        </table:table-row>
        <table:table-row table:style-name="ro2">
          <table:table-cell office:value-type="string">
            <text:p>Iv2</text:p>
          </table:table-cell>
          <table:table-cell office:value-type="string">
            <text:p>Core 2 Duo E2180</text:p>
          </table:table-cell>
          <table:table-cell office:value-type="float" office:value="1200">
            <text:p>1200</text:p>
          </table:table-cell>
          <table:table-cell office:value-type="float" office:value="1024">
            <text:p>1024</text:p>
          </table:table-cell>
          <table:table-cell office:value-type="string">
            <text:p>?</text:p>
          </table:table-cell>
          <table:table-cell office:value-type="float" office:value="4000">
            <text:p>4000</text:p>
          </table:table-cell>
          <table:table-cell office:value-type="time" office:time-value="PT01H31M16S">
            <text:p>01:31:16</text:p>
          </table:table-cell>
          <table:table-cell office:value-type="time" office:time-value="PT00H00M26S">
            <text:p>00:00:26</text:p>
          </table:table-cell>
          <table:table-cell table:formula="of:=[.G49]+[.H49]" office:value-type="time" office:time-value="PT01H31M42S">
            <text:p>01:31:42</text:p>
          </table:table-cell>
          <table:table-cell office:value-type="time" office:time-value="PT00H08M43S">
            <text:p>00:08:43</text:p>
          </table:table-cell>
          <table:table-cell office:value-type="time" office:time-value="PT00H00M05S">
            <text:p>00:00:05</text:p>
          </table:table-cell>
          <table:table-cell table:formula="of:=[.J49]+[.K49]" office:value-type="time" office:time-value="PT00H08M48S">
            <text:p>00:08:48</text:p>
          </table:table-cell>
          <table:table-cell office:value-type="time" office:time-value="PT00H16M43S">
            <text:p>00:16:43</text:p>
          </table:table-cell>
          <table:table-cell office:value-type="time" office:time-value="PT00H00M04S">
            <text:p>00:00:04</text:p>
          </table:table-cell>
          <table:table-cell table:formula="of:=[.M49]+[.N49]" office:value-type="time" office:time-value="PT00H16M47S">
            <text:p>00:16:47</text:p>
          </table:table-cell>
          <table:table-cell office:value-type="time" office:time-value="PT00H37M47S">
            <text:p>00:37:47</text:p>
          </table:table-cell>
          <table:table-cell table:style-name="ce1" office:value-type="time" office:time-value="PT00H00M02S">
            <text:p>00:00:02</text:p>
          </table:table-cell>
          <table:table-cell table:formula="of:=[.P49]+[.Q49]" office:value-type="time" office:time-value="PT00H37M49S">
            <text:p>00:37:49</text:p>
          </table:table-cell>
          <table:table-cell table:number-columns-repeated="6"/>
          <table:table-cell table:number-columns-repeated="2"/>
          <table:table-cell table:formula="of:=[.Y49]+[.Z49]" office:value-type="float" office:value="0">
            <text:p>0</text:p>
          </table:table-cell>
          <table:table-cell table:number-columns-repeated="2"/>
          <table:table-cell table:formula="of:=[.AB49]+[.AC49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2600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number-columns-repeated="2" table:style-name="Default"/>
          <table:table-cell table:formula="of:=[.G50]+[.H50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0]+[.K50]" office:value-type="time" office:time-value="PT00H02M37S">
            <text:p>00:02:37</text:p>
          </table:table-cell>
          <table:table-cell office:value-type="time" office:time-value="PT00H07M44S">
            <text:p>00:07:44</text:p>
          </table:table-cell>
          <table:table-cell office:value-type="time" office:time-value="PT00H00M01S">
            <text:p>00:00:01</text:p>
          </table:table-cell>
          <table:table-cell table:formula="of:=[.M50]+[.N50]" office:value-type="time" office:time-value="PT00H07M45S">
            <text:p>00:07:45</text:p>
          </table:table-cell>
          <table:table-cell office:value-type="time" office:time-value="PT00H17M00S">
            <text:p>00:17:00</text:p>
          </table:table-cell>
          <table:table-cell office:value-type="float" office:value="0">
            <text:p>0</text:p>
          </table:table-cell>
          <table:table-cell table:formula="of:=[.P50]+[.Q50]" office:value-type="time" office:time-value="PT00H17M00S">
            <text:p>00:17:00</text:p>
          </table:table-cell>
          <table:table-cell table:number-columns-repeated="6"/>
          <table:table-cell table:number-columns-repeated="2"/>
          <table:table-cell table:formula="of:=[.Y50]+[.Z50]" office:value-type="float" office:value="0">
            <text:p>0</text:p>
          </table:table-cell>
          <table:table-cell table:number-columns-repeated="2"/>
          <table:table-cell table:formula="of:=[.AB50]+[.AC50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2600 (2)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number-columns-repeated="2" table:style-name="Default"/>
          <table:table-cell table:formula="of:=[.G51]+[.H51]" office:value-type="float" office:value="0">
            <text:p>0</text:p>
          </table:table-cell>
          <table:table-cell office:value-type="time" office:time-value="PT00H03M05S">
            <text:p>00:03:05</text:p>
          </table:table-cell>
          <table:table-cell office:value-type="time" office:time-value="PT00H00M02S">
            <text:p>00:00:02</text:p>
          </table:table-cell>
          <table:table-cell table:formula="of:=[.J51]+[.K51]" office:value-type="time" office:time-value="PT00H03M07S">
            <text:p>00:03:07</text:p>
          </table:table-cell>
          <table:table-cell table:number-columns-repeated="2" table:style-name="Default"/>
          <table:table-cell table:formula="of:=[.M51]+[.N51]" office:value-type="float" office:value="0">
            <text:p>0</text:p>
          </table:table-cell>
          <table:table-cell table:style-name="Default"/>
          <table:table-cell/>
          <table:table-cell table:formula="of:=[.P51]+[.Q51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1]+[.Z51]" office:value-type="float" office:value="0">
            <text:p>0</text:p>
          </table:table-cell>
          <table:table-cell table:number-columns-repeated="2"/>
          <table:table-cell table:formula="of:=[.AB51]+[.AC51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32 bit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2]+[.H52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2]+[.K52]" office:value-type="time" office:time-value="PT00H02M37S">
            <text:p>00:02:37</text:p>
          </table:table-cell>
          <table:table-cell table:number-columns-repeated="2" table:style-name="Default"/>
          <table:table-cell table:formula="of:=[.M52]+[.N52]" office:value-type="float" office:value="0">
            <text:p>0</text:p>
          </table:table-cell>
          <table:table-cell office:value-type="time" office:time-value="PT00H17M07S">
            <text:p>00:17:07</text:p>
          </table:table-cell>
          <table:table-cell office:value-type="float" office:value="0">
            <text:p>0</text:p>
          </table:table-cell>
          <table:table-cell table:formula="of:=[.P52]+[.Q52]" office:value-type="time" office:time-value="PT00H17M07S">
            <text:p>00:17:07</text:p>
          </table:table-cell>
          <table:table-cell table:style-name="ce1" office:value-type="time" office:time-value="PT00H00M38S">
            <text:p>00:00:38</text:p>
          </table:table-cell>
          <table:table-cell office:value-type="float" office:value="0">
            <text:p>0</text:p>
          </table:table-cell>
          <table:table-cell table:style-name="ce1" office:value-type="time" office:time-value="PT00H00M08S">
            <text:p>00:00:08</text:p>
          </table:table-cell>
          <table:table-cell table:style-name="ce1" office:value-type="time" office:time-value="PT00H05M07S">
            <text:p>00:05:07</text:p>
          </table:table-cell>
          <table:table-cell office:value-type="float" office:value="0">
            <text:p>0</text:p>
          </table:table-cell>
          <table:table-cell table:style-name="ce1" office:value-type="time" office:time-value="PT00H00M59S">
            <text:p>00:00:59</text:p>
          </table:table-cell>
          <table:table-cell table:number-columns-repeated="2"/>
          <table:table-cell table:formula="of:=[.Y52]+[.Z52]" office:value-type="float" office:value="0">
            <text:p>0</text:p>
          </table:table-cell>
          <table:table-cell table:number-columns-repeated="2"/>
          <table:table-cell table:formula="of:=[.AB52]+[.AC52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32 bit) (2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3]+[.H53]" office:value-type="float" office:value="0">
            <text:p>0</text:p>
          </table:table-cell>
          <table:table-cell office:value-type="time" office:time-value="PT00H02M51S">
            <text:p>00:02:51</text:p>
          </table:table-cell>
          <table:table-cell office:value-type="time" office:time-value="PT00H00M02S">
            <text:p>00:00:02</text:p>
          </table:table-cell>
          <table:table-cell table:formula="of:=[.J53]+[.K53]" office:value-type="time" office:time-value="PT00H02M53S">
            <text:p>00:02:53</text:p>
          </table:table-cell>
          <table:table-cell table:number-columns-repeated="2" table:style-name="Default"/>
          <table:table-cell table:formula="of:=[.M53]+[.N53]" office:value-type="float" office:value="0">
            <text:p>0</text:p>
          </table:table-cell>
          <table:table-cell table:style-name="Default"/>
          <table:table-cell/>
          <table:table-cell table:formula="of:=[.P53]+[.Q53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3]+[.Z53]" office:value-type="float" office:value="0">
            <text:p>0</text:p>
          </table:table-cell>
          <table:table-cell table:number-columns-repeated="2"/>
          <table:table-cell table:formula="of:=[.AB53]+[.AC53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32 bit) (4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4]+[.H54]" office:value-type="float" office:value="0">
            <text:p>0</text:p>
          </table:table-cell>
          <table:table-cell office:value-type="time" office:time-value="PT00H03M27S">
            <text:p>00:03:27</text:p>
          </table:table-cell>
          <table:table-cell office:value-type="time" office:time-value="PT00H00M02S">
            <text:p>00:00:02</text:p>
          </table:table-cell>
          <table:table-cell table:formula="of:=[.J54]+[.K54]" office:value-type="time" office:time-value="PT00H03M29S">
            <text:p>00:03:29</text:p>
          </table:table-cell>
          <table:table-cell table:number-columns-repeated="2" table:style-name="Default"/>
          <table:table-cell table:formula="of:=[.M54]+[.N54]" office:value-type="float" office:value="0">
            <text:p>0</text:p>
          </table:table-cell>
          <table:table-cell table:style-name="Default"/>
          <table:table-cell/>
          <table:table-cell table:formula="of:=[.P54]+[.Q54]" office:value-type="float" office:value="0">
            <text:p>0</text:p>
          </table:table-cell>
          <table:table-cell table:number-columns-repeated="6"/>
          <table:table-cell table:number-columns-repeated="2"/>
          <table:table-cell table:formula="of:=[.Y54]+[.Z54]" office:value-type="float" office:value="0">
            <text:p>0</text:p>
          </table:table-cell>
          <table:table-cell table:number-columns-repeated="2"/>
          <table:table-cell table:formula="of:=[.AB54]+[.AC5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rauer (64 bit)</text:p>
          </table:table-cell>
          <table:table-cell office:value-type="string">
            <text:p>Core Duo 6700</text:p>
          </table:table-cell>
          <table:table-cell office:value-type="float" office:value="2664">
            <text:p>2664</text:p>
          </table:table-cell>
          <table:table-cell office:value-type="float" office:value="4096">
            <text:p>4096</text:p>
          </table:table-cell>
          <table:table-cell office:value-type="string">
            <text:p>DDR800</text:p>
          </table:table-cell>
          <table:table-cell office:value-type="float" office:value="5328">
            <text:p>5328</text:p>
          </table:table-cell>
          <table:table-cell office:value-type="time" office:time-value="PT01H03M10S">
            <text:p>01:03:10</text:p>
          </table:table-cell>
          <table:table-cell office:value-type="time" office:time-value="PT00H00M12S">
            <text:p>00:00:12</text:p>
          </table:table-cell>
          <table:table-cell table:formula="of:=[.G55]+[.H55]" office:value-type="time" office:time-value="PT01H03M22S">
            <text:p>01:03:22</text:p>
          </table:table-cell>
          <table:table-cell office:value-type="time" office:time-value="PT00H05M07S">
            <text:p>00:05:07</text:p>
          </table:table-cell>
          <table:table-cell office:value-type="time" office:time-value="PT00H00M03S">
            <text:p>00:00:03</text:p>
          </table:table-cell>
          <table:table-cell table:formula="of:=[.J55]+[.K55]" office:value-type="time" office:time-value="PT00H05M10S">
            <text:p>00:05:10</text:p>
          </table:table-cell>
          <table:table-cell office:value-type="time" office:time-value="PT00H08M25S">
            <text:p>00:08:25</text:p>
          </table:table-cell>
          <table:table-cell office:value-type="time" office:time-value="PT00H00M03S">
            <text:p>00:00:03</text:p>
          </table:table-cell>
          <table:table-cell table:formula="of:=[.M55]+[.N55]" office:value-type="time" office:time-value="PT00H08M28S">
            <text:p>00:08:28</text:p>
          </table:table-cell>
          <table:table-cell office:value-type="time" office:time-value="PT00H23M39S">
            <text:p>00:23:39</text:p>
          </table:table-cell>
          <table:table-cell office:value-type="float" office:value="0">
            <text:p>0</text:p>
          </table:table-cell>
          <table:table-cell table:formula="of:=[.P55]+[.Q55]" office:value-type="time" office:time-value="PT00H23M39S">
            <text:p>00:23:39</text:p>
          </table:table-cell>
          <table:table-cell table:style-name="ce1" office:value-type="time" office:time-value="PT00H00M27S">
            <text:p>00:00:27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17S">
            <text:p>00:00:17</text:p>
          </table:table-cell>
          <table:table-cell table:style-name="ce1" office:value-type="time" office:time-value="PT00H03M38S">
            <text:p>00:03:38</text:p>
          </table:table-cell>
          <table:table-cell table:style-name="ce1" office:value-type="time" office:time-value="PT00H00M02S">
            <text:p>00:00:02</text:p>
          </table:table-cell>
          <table:table-cell table:style-name="ce1" office:value-type="time" office:time-value="PT00H02M01S">
            <text:p>00:02:01</text:p>
          </table:table-cell>
          <table:table-cell table:number-columns-repeated="2"/>
          <table:table-cell table:formula="of:=[.Y55]+[.Z55]" office:value-type="float" office:value="0">
            <text:p>0</text:p>
          </table:table-cell>
          <table:table-cell table:number-columns-repeated="2"/>
          <table:table-cell table:formula="of:=[.AB55]+[.AC5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Steinberg (E2180 64 bit)</text:p>
          </table:table-cell>
          <table:table-cell office:value-type="string">
            <text:p>E218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" office:value-type="time" office:time-value="PT00H00M40S">
            <text:p>00:00:40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23S">
            <text:p>00:00:23</text:p>
          </table:table-cell>
          <table:table-cell table:style-name="ce1" office:value-type="time" office:time-value="PT00H07M42S">
            <text:p>00:07:42</text:p>
          </table:table-cell>
          <table:table-cell table:style-name="ce1" office:value-type="time" office:time-value="PT00H00M10S">
            <text:p>00:00:10</text:p>
          </table:table-cell>
          <table:table-cell table:style-name="ce1" office:value-type="time" office:time-value="PT00H05M47S">
            <text:p>00:05:47</text:p>
          </table:table-cell>
          <table:table-cell table:number-columns-repeated="2"/>
          <table:table-cell table:formula="of:=[.Y56]+[.Z56]" office:value-type="float" office:value="0">
            <text:p>0</text:p>
          </table:table-cell>
          <table:table-cell table:number-columns-repeated="2"/>
          <table:table-cell table:formula="of:=[.AB56]+[.AC56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64 bit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number-columns-repeated="2" table:style-name="Default"/>
          <table:table-cell table:formula="of:=[.G57]+[.H57]" office:value-type="float" office:value="0">
            <text:p>0</text:p>
          </table:table-cell>
          <table:table-cell office:value-type="time" office:time-value="PT00H01M52S">
            <text:p>00:01:52</text:p>
          </table:table-cell>
          <table:table-cell office:value-type="time" office:time-value="PT00H00M01S">
            <text:p>00:00:01</text:p>
          </table:table-cell>
          <table:table-cell table:formula="of:=[.J57]+[.K57]" office:value-type="time" office:time-value="PT00H01M53S">
            <text:p>00:01:53</text:p>
          </table:table-cell>
          <table:table-cell office:value-type="time" office:time-value="PT00H03M37S">
            <text:p>00:03:37</text:p>
          </table:table-cell>
          <table:table-cell office:value-type="time" office:time-value="PT00H00M01S">
            <text:p>00:00:01</text:p>
          </table:table-cell>
          <table:table-cell table:formula="of:=[.M57]+[.N57]" office:value-type="time" office:time-value="PT00H03M38S">
            <text:p>00:03:38</text:p>
          </table:table-cell>
          <table:table-cell office:value-type="time" office:time-value="PT00H14M38S">
            <text:p>00:14:38</text:p>
          </table:table-cell>
          <table:table-cell office:value-type="float" office:value="0">
            <text:p>0</text:p>
          </table:table-cell>
          <table:table-cell table:formula="of:=[.P57]+[.Q57]" office:value-type="time" office:time-value="PT00H14M38S">
            <text:p>00:14:38</text:p>
          </table:table-cell>
          <table:table-cell table:style-name="ce1" office:value-type="time" office:time-value="PT00H00M22S">
            <text:p>00:00:22</text:p>
          </table:table-cell>
          <table:table-cell office:value-type="float" office:value="0">
            <text:p>0</text:p>
          </table:table-cell>
          <table:table-cell table:style-name="ce1" office:value-type="time" office:time-value="PT00H00M05S">
            <text:p>00:00:05</text:p>
          </table:table-cell>
          <table:table-cell table:style-name="ce1" office:value-type="time" office:time-value="PT00H03M25S">
            <text:p>00:03:25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40S">
            <text:p>00:00:40</text:p>
          </table:table-cell>
          <table:table-cell table:number-columns-repeated="2"/>
          <table:table-cell table:formula="of:=[.Y57]+[.Z57]" office:value-type="float" office:value="0">
            <text:p>0</text:p>
          </table:table-cell>
          <table:table-cell table:number-columns-repeated="2"/>
          <table:table-cell table:formula="of:=[.AB57]+[.AC57]" office:value-type="float" office:value="0">
            <text:p>0</text:p>
          </table:table-cell>
          <table:table-cell table:number-columns-repeated="226"/>
        </table:table-row>
        <table:table-row table:style-name="ro3">
          <table:table-cell office:value-type="string">
            <text:p>32 bit haswell</text:p>
          </table:table-cell>
          <table:table-cell office:value-type="string">
            <text:p>Haswell 4770</text:p>
          </table:table-cell>
          <table:table-cell office:value-type="float" office:value="3400">
            <text:p>3400</text:p>
          </table:table-cell>
          <table:table-cell office:value-type="float" office:value="8192">
            <text:p>8192</text:p>
          </table:table-cell>
          <table:table-cell office:value-type="string">
            <text:p>DDR1600</text:p>
          </table:table-cell>
          <table:table-cell office:value-type="float" office:value="6785">
            <text:p>6785</text:p>
          </table:table-cell>
          <table:table-cell office:value-type="time" office:time-value="PT00H19M56S">
            <text:p>00:19:56</text:p>
          </table:table-cell>
          <table:table-cell office:value-type="time" office:time-value="PT00H00M05S">
            <text:p>00:00:05</text:p>
          </table:table-cell>
          <table:table-cell table:formula="of:=[.G58]+[.H58]" office:value-type="time" office:time-value="PT00H20M01S">
            <text:p>00:20:01</text:p>
          </table:table-cell>
          <table:table-cell office:value-type="time" office:time-value="PT00H02M16S">
            <text:p>00:02:16</text:p>
          </table:table-cell>
          <table:table-cell office:value-type="time" office:time-value="PT00H00M01S">
            <text:p>00:00:01</text:p>
          </table:table-cell>
          <table:table-cell table:formula="of:=[.J58]+[.K58]" office:value-type="time" office:time-value="PT00H02M17S">
            <text:p>00:02:17</text:p>
          </table:table-cell>
          <table:table-cell office:value-type="time" office:time-value="PT00H06M52S">
            <text:p>00:06:52</text:p>
          </table:table-cell>
          <table:table-cell office:value-type="time" office:time-value="PT00H00M01S">
            <text:p>00:00:01</text:p>
          </table:table-cell>
          <table:table-cell table:formula="of:=[.M58]+[.N58]" office:value-type="time" office:time-value="PT00H06M53S">
            <text:p>00:06:53</text:p>
          </table:table-cell>
          <table:table-cell office:value-type="time" office:time-value="PT00H14M16S">
            <text:p>00:14:16</text:p>
          </table:table-cell>
          <table:table-cell table:style-name="ce1" office:value-type="time" office:time-value="PT00H00M00S">
            <text:p>00:00:00</text:p>
          </table:table-cell>
          <table:table-cell table:formula="of:=[.P58]+[.Q58]" office:value-type="time" office:time-value="PT00H14M16S">
            <text:p>00:14:16</text:p>
          </table:table-cell>
          <table:table-cell table:number-columns-repeated="238"/>
        </table:table-row>
        <table:table-row table:style-name="ro3">
          <table:table-cell office:value-type="string">
            <text:p>64 bit haswell</text:p>
          </table:table-cell>
          <table:table-cell office:value-type="string">
            <text:p>Haswell 4770</text:p>
          </table:table-cell>
          <table:table-cell office:value-type="float" office:value="3400">
            <text:p>3400</text:p>
          </table:table-cell>
          <table:table-cell office:value-type="float" office:value="8192">
            <text:p>8192</text:p>
          </table:table-cell>
          <table:table-cell office:value-type="string">
            <text:p>DDR1600</text:p>
          </table:table-cell>
          <table:table-cell office:value-type="float" office:value="6785">
            <text:p>6785</text:p>
          </table:table-cell>
          <table:table-cell office:value-type="time" office:time-value="PT00H17M55S">
            <text:p>00:17:55</text:p>
          </table:table-cell>
          <table:table-cell office:value-type="time" office:time-value="PT00H00M03S">
            <text:p>00:00:03</text:p>
          </table:table-cell>
          <table:table-cell table:formula="of:=[.G59]+[.H59]" office:value-type="time" office:time-value="PT00H17M58S">
            <text:p>00:17:58</text:p>
          </table:table-cell>
          <table:table-cell office:value-type="time" office:time-value="PT00H01M51S">
            <text:p>00:01:51</text:p>
          </table:table-cell>
          <table:table-cell office:value-type="time" office:time-value="PT00H00M01S">
            <text:p>00:00:01</text:p>
          </table:table-cell>
          <table:table-cell table:formula="of:=[.J59]+[.K59]" office:value-type="time" office:time-value="PT00H01M52S">
            <text:p>00:01:52</text:p>
          </table:table-cell>
          <table:table-cell office:value-type="time" office:time-value="PT00H02M50S">
            <text:p>00:02:50</text:p>
          </table:table-cell>
          <table:table-cell office:value-type="time" office:time-value="PT00H00M01S">
            <text:p>00:00:01</text:p>
          </table:table-cell>
          <table:table-cell table:formula="of:=[.M59]+[.N59]" office:value-type="time" office:time-value="PT00H02M51S">
            <text:p>00:02:51</text:p>
          </table:table-cell>
          <table:table-cell office:value-type="time" office:time-value="PT00H10M13S">
            <text:p>00:10:13</text:p>
          </table:table-cell>
          <table:table-cell table:style-name="ce1" office:value-type="time" office:time-value="PT00H00M00S">
            <text:p>00:00:00</text:p>
          </table:table-cell>
          <table:table-cell table:formula="of:=[.P59]+[.Q59]" office:value-type="time" office:time-value="PT00H10M13S">
            <text:p>00:10:13</text:p>
          </table:table-cell>
          <table:table-cell table:style-name="ce1" office:value-type="time" office:time-value="PT00H00M19S">
            <text:p>00:00:19</text:p>
          </table:table-cell>
          <table:table-cell office:value-type="float" office:value="0">
            <text:p>0</text:p>
          </table:table-cell>
          <table:table-cell table:style-name="ce1" office:value-type="time" office:time-value="PT00H00M05S">
            <text:p>00:00:05</text:p>
          </table:table-cell>
          <table:table-cell table:style-name="ce1" office:value-type="time" office:time-value="PT00H02M28S">
            <text:p>00:02:28</text:p>
          </table:table-cell>
          <table:table-cell table:style-name="ce1" office:value-type="time" office:time-value="PT00H00M01S">
            <text:p>00:00:01</text:p>
          </table:table-cell>
          <table:table-cell table:style-name="ce1" office:value-type="time" office:time-value="PT00H00M36S">
            <text:p>00:00:36</text:p>
          </table:table-cell>
          <table:table-cell table:style-name="ce1" office:value-type="time" office:time-value="PT00H00M31S">
            <text:p>00:00:31</text:p>
          </table:table-cell>
          <table:table-cell table:style-name="ce1" office:value-type="time" office:time-value="PT00H00M00S">
            <text:p>00:00:00</text:p>
          </table:table-cell>
          <table:table-cell table:formula="of:=[.Y59]+[.Z59]" office:value-type="time" office:time-value="PT00H00M31S">
            <text:p>00:00:31</text:p>
          </table:table-cell>
          <table:table-cell table:style-name="ce1" office:value-type="time" office:time-value="PT00H03M56S">
            <text:p>00:03:56</text:p>
          </table:table-cell>
          <table:table-cell table:style-name="ce1" office:value-type="time" office:time-value="PT00H00M00S">
            <text:p>00:00:00</text:p>
          </table:table-cell>
          <table:table-cell table:formula="of:=[.AB59]+[.AC59]" office:value-type="time" office:time-value="PT00H03M56S">
            <text:p>00:03:56</text:p>
          </table:table-cell>
          <table:table-cell table:number-columns-repeated="22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Sheet1.A1:Sheet1.R4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number-style style:name="N118">
      <number:scientific-number number:decimal-places="1" number:min-integer-digits="1" number:min-exponent-digits="1"/>
    </number:number-style>
    <number:number-style style:name="N120P0" style:volatile="true">
      <number:text>£</number:text>
      <number:number number:decimal-places="0" number:min-integer-digits="1" number:grouping="true"/>
    </number:number-style>
    <number:number-style style:name="N120">
      <number:text>-£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0" number:min-integer-digits="1" number:grouping="true"/>
    </number:number-style>
    <number:number-style style:name="N121">
      <style:text-properties fo:color="#ff0000"/>
      <number:text>-£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2" number:min-integer-digits="1" number:grouping="true"/>
    </number:number-style>
    <number:number-style style:name="N123">
      <number:text>-£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integer-digits="1" number:grouping="true"/>
    </number:number-style>
    <number:number-style style:name="N124">
      <style:text-properties fo:color="#ff0000"/>
      <number:text>-£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text> £</number:text>
      <number:number number:decimal-places="0" number:min-integer-digits="1" number:grouping="true"/>
      <number:text> </number:text>
    </number:number-style>
    <number:number-style style:name="N128P1" style:volatile="true">
      <number:text>-£</number:text>
      <number:number number:decimal-places="0" number:min-integer-digits="1" number:grouping="true"/>
      <number:text> </number:text>
    </number:number-style>
    <number:number-style style:name="N128P2" style:volatile="true">
      <number:text> £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number number:decimal-places="2" number:min-integer-digits="1" number:grouping="true"/>
      <number:text> </number:text>
    </number:number-style>
    <number:number-style style:name="N136P1" style:volatile="true">
      <number:text>-£</number:text>
      <number:number number:decimal-places="2" number:min-integer-digits="1" number:grouping="true"/>
      <number:text> </number:text>
    </number:number-style>
    <number:number-style style:name="N136P2" style:volatile="true">
      <number:text> £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n</meta:initial-creator>
    <meta:creation-date>2002-07-08T15:34:20</meta:creation-date>
    <dc:date>2013-10-13T17:50:09</dc:date>
    <meta:print-date>2002-07-10T15:54:08</meta:print-date>
    <dc:language>en-US</dc:language>
    <meta:editing-cycles>109</meta:editing-cycles>
    <meta:editing-duration>P15DT6H36M50S</meta:editing-duration>
    <dc:creator>Jon Thackray</dc:creator>
    <meta:document-statistic meta:table-count="3" meta:cell-count="1411" meta:object-count="0"/>
    <meta:user-defined meta:name="Info 1"/>
    <meta:user-defined meta:name="Info 2"/>
    <meta:user-defined meta:name="Info 3"/>
    <meta:user-defined meta:name="Info 4"/>
  </office:meta>
</office:document-meta>
</file>